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4cm" draw:marker-start-width="0.07cm" draw:marker-end-width="0.07cm" draw:fill="solid" draw:fill-color="#ffff00" draw:textarea-horizontal-align="justify" draw:textarea-vertical-align="middle" draw:auto-grow-height="false" fo:min-height="0.64cm" fo:min-width="0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07cm" draw:marker-end-width="0.07cm" draw:fill="hatch" draw:fill-hatch-name="Black_20_45_20_Degrees_20_Wide" draw:textarea-horizontal-align="justify" draw:textarea-vertical-align="middle" draw:auto-grow-height="false" fo:min-height="0.218cm" fo:min-width="0.984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07cm" draw:marker-end-width="0.07cm" draw:fill="hatch" draw:fill-color="#ff950e" draw:fill-hatch-name="Black_20_0_20_Degrees" draw:fill-hatch-solid="false" draw:textarea-horizontal-align="justify" draw:textarea-vertical-align="middle" draw:auto-grow-height="false" fo:min-height="0.218cm" fo:min-width="0.984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07cm" draw:marker-end-width="0.07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draw:marker-start-width="0.07cm" draw:marker-end-width="0.07cm" draw:fill="solid" draw:fill-color="#666699" draw:textarea-horizontal-align="justify" draw:textarea-vertical-align="middle" draw:auto-grow-height="false" fo:min-height="0.658cm" fo:min-width="0cm" fo:padding-top="0.145cm" fo:padding-bottom="0.145cm" fo:padding-left="0.27cm" fo:padding-right="0.27cm"/>
    </style:style>
    <style:style style:name="gr6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23cm" fo:min-width="0cm" fo:padding-top="0.145cm" fo:padding-bottom="0.145cm" fo:padding-left="0.27cm" fo:padding-right="0.27cm"/>
    </style:style>
    <style:style style:name="gr7" style:family="graphic" style:parent-style-name="standard">
      <style:graphic-properties svg:stroke-width="0.04cm" draw:marker-start-width="0.07cm" draw:marker-end-width="0.07cm" draw:fill="solid" draw:fill-color="#ff0000" draw:textarea-horizontal-align="justify" draw:textarea-vertical-align="middle" draw:auto-grow-height="false" fo:min-height="0.611cm" fo:min-width="0.066cm" fo:padding-top="0.145cm" fo:padding-bottom="0.145cm" fo:padding-left="0.27cm" fo:padding-right="0.27cm"/>
    </style:style>
    <style:style style:name="gr8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1.39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gradient" draw:fill-color="#ffff00" draw:fill-gradient-name="Gradient_20_7" draw:gradient-step-count="0" draw:textarea-vertical-align="middle" draw:auto-grow-height="false" fo:min-height="1.02cm" fo:min-width="0.77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0.196cm" fo:min-width="1.559cm"/>
    </style:style>
    <style:style style:name="gr12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298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cm" draw:marker-start-width="0.28cm" draw:marker-end-width="0.28cm" draw:fill="solid" draw:fill-color="#ccff99" draw:textarea-horizontal-align="justify" draw:textarea-vertical-align="middle" draw:auto-grow-height="false" fo:min-height="0.564cm" fo:min-width="1.39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fill="gradient" draw:fill-color="#ffff00" draw:fill-gradient-name="Gradient_20_9" draw:gradient-step-count="0" draw:textarea-vertical-align="middle" draw:auto-grow-height="false" fo:min-height="1.02cm" fo:min-width="0.77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1.501cm"/>
      <style:paragraph-properties style:writing-mode="lr-tb"/>
    </style:style>
    <style:style style:name="gr19" style:family="graphic" style:parent-style-name="standard">
      <style:graphic-properties draw:fill="solid" draw:fill-color="#ccff99" draw:textarea-horizontal-align="justify" draw:textarea-vertical-align="middle" draw:auto-grow-height="false" fo:min-height="0.648cm" fo:min-width="1.958cm"/>
      <style:paragraph-properties style:writing-mode="lr-tb"/>
    </style:style>
    <style:style style:name="gr20" style:family="graphic" style:parent-style-name="objectwithoutfill">
      <style:graphic-properties svg:stroke-width="0.1cm" svg:stroke-color="#6699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fo:min-height="0.295cm" fo:min-width="1.55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22cm" fo:min-width="1.408cm"/>
      <style:paragraph-properties style:writing-mode="lr-tb"/>
    </style:style>
    <style:style style:name="gr2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gradient" draw:fill-color="#ffff00" draw:fill-gradient-name="Gradient_20_8" draw:gradient-step-count="0" draw:textarea-vertical-align="middle" draw:auto-grow-height="false" fo:min-height="1.02cm" fo:min-width="0.77cm" fo:wrap-option="wrap"/>
    </style:style>
    <style:style style:name="gr25" style:family="graphic" style:parent-style-name="standard">
      <style:graphic-properties draw:fill="gradient" draw:fill-color="#000000" draw:fill-gradient-name="Gradient_20_5" draw:gradient-step-count="0" draw:textarea-horizontal-align="justify" draw:textarea-vertical-align="middle" draw:auto-grow-height="false" fo:min-height="0cm" fo:min-width="0cm" fo:wrap-option="wrap"/>
    </style:style>
    <style:style style:name="gr26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585cm"/>
      <style:paragraph-properties style:writing-mode="lr-tb"/>
    </style:style>
    <style:style style:name="gr27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49cm" fo:min-width="0cm" fo:padding-top="0.145cm" fo:padding-bottom="0.145cm" fo:padding-left="0.27cm" fo:padding-right="0.27cm"/>
    </style:style>
    <style:style style:name="gr28" style:family="graphic" style:parent-style-name="standard">
      <style:graphic-properties draw:textarea-horizontal-align="justify" draw:textarea-vertical-align="middle" draw:auto-grow-height="false" fo:min-height="1.002cm" fo:min-width="3.809cm"/>
      <style:paragraph-properties style:writing-mode="lr-tb"/>
    </style:style>
    <style:style style:name="gr29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958cm" fo:min-width="2.74cm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c5000b" draw:gradient-step-count="0" draw:textarea-vertical-align="middle" draw:auto-grow-height="false" fo:min-height="0.486cm" fo:min-width="0.245cm" fo:wrap-option="wrap"/>
    </style:style>
    <style:style style:name="gr31" style:family="graphic" style:parent-style-name="standard">
      <style:graphic-properties svg:stroke-width="0.04cm" draw:marker-start-width="0.07cm" draw:marker-end-width="0.07cm" draw:fill="hatch" draw:fill-hatch-name="Black_20_45_20_Degrees_20_Wide" draw:textarea-horizontal-align="justify" draw:textarea-vertical-align="middle" draw:auto-grow-height="false" fo:min-height="0.218cm" fo:min-width="0.262cm" fo:padding-top="0.145cm" fo:padding-bottom="0.145cm" fo:padding-left="0.27cm" fo:padding-right="0.27cm"/>
    </style:style>
    <style:style style:name="gr32" style:family="graphic" style:parent-style-name="standard">
      <style:graphic-properties svg:stroke-width="0.04cm" draw:marker-start-width="0.07cm" draw:marker-end-width="0.07cm" draw:fill="hatch" draw:fill-color="#ff950e" draw:fill-hatch-name="Black_20_0_20_Degrees" draw:fill-hatch-solid="false" draw:textarea-horizontal-align="justify" draw:textarea-vertical-align="middle" draw:auto-grow-height="false" fo:min-height="0.218cm" fo:min-width="0.262cm" fo:padding-top="0.145cm" fo:padding-bottom="0.145cm" fo:padding-left="0.27cm" fo:padding-right="0.27cm"/>
    </style:style>
    <style:style style:name="gr33" style:family="graphic" style:parent-style-name="standard">
      <style:graphic-properties draw:textarea-horizontal-align="justify" draw:textarea-vertical-align="middle" draw:auto-grow-height="false" fo:min-height="0.522cm" fo:min-width="1.395cm"/>
      <style:paragraph-properties style:writing-mode="lr-tb"/>
    </style:style>
    <style:style style:name="gr34" style:family="graphic" style:parent-style-name="standard">
      <style:graphic-properties svg:stroke-width="0.05cm" draw:marker-start-width="0.08cm" draw:marker-end-width="0.08cm" draw:fill="solid" draw:fill-color="#ffffff" draw:textarea-horizontal-align="justify" draw:textarea-vertical-align="middle" draw:auto-grow-height="false" fo:min-height="0.564cm" fo:min-width="1.39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svg:stroke-width="0.05cm" draw:marker-start-width="0.28cm" draw:marker-end-width="0.28cm" draw:fill="solid" draw:fill-color="#ff950e" draw:textarea-horizontal-align="justify" draw:textarea-vertical-align="middle" draw:auto-grow-height="false" fo:min-height="0.564cm" fo:min-width="1.39cm" fo:padding-top="0.15cm" fo:padding-bottom="0.15cm" fo:padding-left="0.275cm" fo:padding-right="0.27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862cm" fo:min-width="0.008cm"/>
    </style:style>
    <style:style style:name="gr37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4.692cm" fo:padding-top="0.15cm" fo:padding-bottom="0.15cm" fo:padding-left="0.275cm" fo:padding-right="0.275cm"/>
      <style:paragraph-properties style:writing-mode="lr-tb"/>
    </style:style>
    <style:style style:name="gr38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6.978cm" fo:padding-top="0.15cm" fo:padding-bottom="0.15cm" fo:padding-left="0.275cm" fo:padding-right="0.275cm"/>
      <style:paragraph-properties style:writing-mode="lr-tb"/>
    </style:style>
    <style:style style:name="gr39" style:family="graphic" style:parent-style-name="Default_20_Drawing_20_Style_5f_1">
      <style:graphic-properties draw:fill="solid" draw:fill-color="#ff950e" draw:textarea-horizontal-align="justify" draw:textarea-vertical-align="middle" draw:auto-grow-height="false" fo:min-height="5.75cm" fo:min-width="5.5cm"/>
    </style:style>
    <style:style style:name="gr40" style:family="graphic" style:parent-style-name="Default_20_Drawing_20_Style_5f_1">
      <style:graphic-properties draw:textarea-horizontal-align="justify" draw:textarea-vertical-align="middle" draw:auto-grow-height="false" fo:min-height="6.75cm" fo:min-width="6.5cm"/>
    </style:style>
    <style:style style:name="gr41" style:family="graphic" style:parent-style-name="Default_20_Drawing_20_Style_5f_1">
      <style:graphic-properties draw:fill="solid" draw:fill-color="#990099" draw:textarea-horizontal-align="justify" draw:textarea-vertical-align="middle" draw:auto-grow-height="false" fo:min-height="5.75cm" fo:min-width="5.5cm"/>
    </style:style>
    <style:style style:name="gr42" style:family="graphic" style:parent-style-name="Default_20_Drawing_20_Style_5f_1">
      <style:graphic-properties draw:fill="solid" draw:fill-color="#669900" draw:textarea-horizontal-align="justify" draw:textarea-vertical-align="middle" draw:auto-grow-height="false" fo:min-height="6.75cm" fo:min-width="6.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hatch" draw:fill-hatch-name="Black_20_45_20_Degrees_20_Wide"/>
      <style:paragraph-properties fo:text-align="center"/>
    </style:style>
    <style:style style:name="P3" style:family="paragraph">
      <loext:graphic-properties draw:fill="hatch" draw:fill-color="#ff950e" draw:fill-hatch-name="Black_20_0_20_Degrees" draw:fill-hatch-solid="fals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666699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gradient" draw:fill-color="#ffff00" draw:fill-gradient-name="Gradient_20_7" draw:gradient-step-count="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solid" draw:fill-color="#ccff99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ffff00" draw:fill-gradient-name="Gradient_20_9" draw:gradient-step-count="0"/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21" style:family="paragraph">
      <loext:graphic-properties draw:fill="solid" draw:fill-color="#ccff99"/>
      <style:paragraph-properties fo:text-align="center" style:writing-mode="lr-tb"/>
      <style:text-properties fo:font-style="italic" style:font-style-asian="italic" style:font-style-complex="italic"/>
    </style:style>
    <style:style style:name="P22" style:family="paragraph">
      <loext:graphic-properties draw:fill="solid" draw:fill-color="#99ccff"/>
      <style:paragraph-properties fo:text-align="center"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gradient" draw:fill-color="#ffff00" draw:fill-gradient-name="Gradient_20_8" draw:gradient-step-count="0"/>
      <style:paragraph-properties fo:text-align="center"/>
    </style:style>
    <style:style style:name="P25" style:family="paragraph">
      <loext:graphic-properties draw:fill="gradient" draw:fill-color="#000000" draw:fill-gradient-name="Gradient_20_5" draw:gradient-step-count="0"/>
      <style:paragraph-properties fo:text-align="center"/>
    </style:style>
    <style:style style:name="P26" style:family="paragraph">
      <loext:graphic-properties draw:fill="solid" draw:fill-color="#c5000b" draw:gradient-step-count="0"/>
      <style:paragraph-properties fo:text-align="center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solid" draw:fill-color="#ff950e"/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0" style:family="paragraph">
      <loext:graphic-properties draw:fill="solid" draw:fill-color="#ff950e"/>
      <style:paragraph-properties fo:text-align="center"/>
    </style:style>
    <style:style style:name="P31" style:family="paragraph">
      <loext:graphic-properties draw:fill="solid" draw:fill-color="#990099"/>
      <style:paragraph-properties fo:text-align="center"/>
    </style:style>
    <style:style style:name="P32" style:family="paragraph">
      <loext:graphic-properties draw:fill="solid" draw:fill-color="#6699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9.367cm" svg:y="11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524cm" svg:height="0.508cm" svg:x="5.962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1.524cm" svg:height="0.508cm" svg:x="9.654cm" svg:y="11.72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1cm" svg:x2="6.487cm" svg:y2="15.025cm" draw:start-shape="id1" draw:start-glue-point="3" draw:end-shape="id2" draw:end-glue-point="3" svg:d="M5962 11981c-780 0-1042 3044 525 3044" svg:viewBox="0 0 1146 3045">
          <text:p/>
        </draw:connector>
        <draw:connector draw:style-name="gr4" draw:text-style-name="P4" draw:layer="layout" draw:type="curve" svg:x1="11.178cm" svg:y1="11.981cm" svg:x2="10.957cm" svg:y2="15.034cm" draw:start-shape="id3" draw:start-glue-point="1" draw:end-shape="id4" draw:end-glue-point="2" svg:d="M11178 11981c780 0 890 3053-221 3053" svg:viewBox="0 0 821 3054">
          <text:p/>
        </draw:connector>
        <draw:custom-shape draw:style-name="gr5" draw:text-style-name="P5" draw:layer="layout" svg:width="0.283cm" svg:height="0.974cm" svg:x="7.584cm" svg:y="1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2.032cm" svg:height="0.956cm" svg:x="7.499cm" svg:y="14.567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" draw:id="id2" draw:layer="layout" draw:type="line" svg:x1="7.499cm" svg:y1="15.045cm" svg:x2="6.487cm" svg:y2="15.025cm" draw:start-shape="id5" draw:start-glue-point="3" svg:d="M7499 15045l-1012-20" svg:viewBox="0 0 1013 21">
          <text:p/>
        </draw:connector>
        <draw:connector draw:style-name="gr9" draw:text-style-name="P4" xml:id="id4" draw:id="id4" draw:layer="layout" draw:type="line" svg:x1="10.957cm" svg:y1="15.034cm" svg:x2="9.531cm" svg:y2="15.045cm" draw:end-shape="id5" draw:end-glue-point="1" svg:d="M10957 15034l-1426 11" svg:viewBox="0 0 1427 12">
          <text:p/>
        </draw:connector>
        <draw:custom-shape draw:style-name="gr1" draw:text-style-name="P1" draw:layer="layout" svg:width="0.228cm" svg:height="0.952cm" svg:x="22.677cm" svg:y="8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1.524cm" svg:height="0.508cm" svg:x="16.472cm" svg:y="9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1.524cm" svg:height="0.508cm" svg:x="22.964cm" svg:y="9.339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3cm" svg:x2="17.797cm" svg:y2="11.761cm" draw:start-shape="id6" draw:start-glue-point="3" draw:end-shape="id7" draw:end-glue-point="3" svg:d="M16472 9593c-780 0-1442 2168 1325 2168" svg:viewBox="0 0 2006 2169">
          <text:p/>
        </draw:connector>
        <draw:connector draw:style-name="gr4" draw:text-style-name="P4" draw:layer="layout" draw:type="curve" svg:x1="24.488cm" svg:y1="9.593cm" svg:x2="22.267cm" svg:y2="11.77cm" draw:start-shape="id8" draw:start-glue-point="1" draw:end-shape="id9" draw:end-glue-point="2" svg:d="M24488 9593c780 0 1890 2177-2221 2177" svg:viewBox="0 0 2970 2178">
          <text:p/>
        </draw:connector>
        <draw:custom-shape draw:style-name="gr5" draw:text-style-name="P5" draw:layer="layout" svg:width="0.283cm" svg:height="0.974cm" svg:x="18.094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22.043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21.274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0" draw:id="id10" draw:layer="layout" svg:width="2.032cm" svg:height="0.956cm" svg:x="18.809cm" svg:y="11.303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7" draw:id="id7" draw:layer="layout" draw:type="line" svg:x1="18.809cm" svg:y1="11.781cm" svg:x2="17.797cm" svg:y2="11.761cm" draw:start-shape="id10" draw:start-glue-point="3" svg:d="M18809 11781l-1012-20" svg:viewBox="0 0 1013 21">
          <text:p/>
        </draw:connector>
        <draw:connector draw:style-name="gr9" draw:text-style-name="P4" xml:id="id9" draw:id="id9" draw:layer="layout" draw:type="line" svg:x1="22.267cm" svg:y1="11.77cm" svg:x2="20.841cm" svg:y2="11.781cm" draw:end-shape="id10" draw:end-glue-point="1" svg:d="M22267 11770l-1426 11" svg:viewBox="0 0 1427 12">
          <text:p/>
        </draw:connector>
        <draw:custom-shape draw:style-name="gr10" draw:text-style-name="P10" draw:layer="layout" svg:width="1.27cm" svg:height="1.27cm" draw:transform="rotate (2.30540540895931) translate (7.555cm 14.085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1" draw:layer="layout" svg:width="2.286cm" svg:height="1.27cm" draw:transform="rotate (-0.587477826221291) translate (13.845cm 7.329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0.254cm" svg:height="0.254cm" svg:x="7.174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3" draw:layer="layout" svg:x1="18.478cm" svg:y1="9.836cm" svg:x2="20.719cm" svg:y2="9.836cm">
            <text:p/>
          </draw:line>
          <draw:line draw:style-name="gr4" draw:text-style-name="P13" draw:layer="layout" svg:x1="20.719cm" svg:y1="8.874cm" svg:x2="18.478cm" svg:y2="8.874cm">
            <text:p/>
          </draw:line>
          <draw:frame draw:style-name="gr14" draw:text-style-name="P15" draw:layer="layout" svg:width="2.798cm" svg:height="0.911cm" svg:x="18.538cm" svg:y="8.925cm">
            <draw:text-box>
              <text:p text:style-name="P14"><text:span text:style-name="T2">Promoter</text:span></text:p>
            </draw:text-box>
          </draw:frame>
          <draw:line draw:style-name="gr4" draw:text-style-name="P13" draw:layer="layout" svg:x1="18.478cm" svg:y1="9.836cm" svg:x2="20.719cm" svg:y2="9.836cm">
            <text:p/>
          </draw:line>
          <draw:line draw:style-name="gr4" draw:text-style-name="P13" draw:layer="layout" svg:x1="20.719cm" svg:y1="9.836cm" svg:x2="21.113cm" svg:y2="9.355cm">
            <text:p/>
          </draw:line>
          <draw:line draw:style-name="gr4" draw:text-style-name="P13" draw:layer="layout" svg:x1="21.113cm" svg:y1="9.355cm" svg:x2="20.719cm" svg:y2="8.874cm">
            <text:p/>
          </draw:line>
          <draw:line draw:style-name="gr4" draw:text-style-name="P13" draw:layer="layout" svg:x1="20.719cm" svg:y1="8.874cm" svg:x2="18.478cm" svg:y2="8.874cm">
            <text:p/>
          </draw:line>
          <draw:line draw:style-name="gr4" draw:text-style-name="P13" draw:layer="layout" svg:x1="18.478cm" svg:y1="8.874cm" svg:x2="18.758cm" svg:y2="9.355cm">
            <text:p/>
          </draw:line>
          <draw:line draw:style-name="gr4" draw:text-style-name="P13" draw:layer="layout" svg:x1="18.478cm" svg:y1="9.836cm" svg:x2="18.758cm" svg:y2="9.355cm">
            <text:p/>
          </draw:line>
        </draw:g>
        <draw:custom-shape draw:style-name="gr1" draw:text-style-name="P1" draw:layer="layout" svg:width="0.228cm" svg:height="0.952cm" svg:x="10.649cm" svg:y="4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1.524cm" svg:height="0.508cm" svg:x="4.44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1.524cm" svg:height="0.508cm" svg:x="10.936cm" svg:y="4.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4.444cm" svg:y1="4.954cm" svg:x2="5.769cm" svg:y2="7.122cm" draw:start-shape="id11" draw:start-glue-point="3" draw:end-shape="id12" draw:end-glue-point="3" svg:d="M4444 4954c-780 0-1442 2168 1325 2168" svg:viewBox="0 0 2006 2169">
          <text:p/>
        </draw:connector>
        <draw:connector draw:style-name="gr4" draw:text-style-name="P4" draw:layer="layout" draw:type="curve" svg:x1="12.46cm" svg:y1="4.954cm" svg:x2="10.239cm" svg:y2="7.131cm" draw:start-shape="id13" draw:start-glue-point="1" draw:end-shape="id14" draw:end-glue-point="2" svg:d="M12460 4954c780 0 1890 2177-2221 2177" svg:viewBox="0 0 2970 2178">
          <text:p/>
        </draw:connector>
        <draw:custom-shape draw:style-name="gr5" draw:text-style-name="P5" draw:layer="layout" svg:width="0.283cm" svg:height="0.974cm" svg:x="6.066cm" svg:y="4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015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9.246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5" draw:id="id15" draw:layer="layout" svg:width="2.032cm" svg:height="0.956cm" svg:x="6.781cm" svg:y="6.664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12" draw:id="id12" draw:layer="layout" draw:type="line" svg:x1="6.781cm" svg:y1="7.142cm" svg:x2="5.769cm" svg:y2="7.122cm" draw:start-shape="id15" draw:start-glue-point="3" svg:d="M6781 7142l-1012-20" svg:viewBox="0 0 1013 21">
          <text:p/>
        </draw:connector>
        <draw:connector draw:style-name="gr9" draw:text-style-name="P4" xml:id="id14" draw:id="id14" draw:layer="layout" draw:type="line" svg:x1="10.239cm" svg:y1="7.131cm" svg:x2="8.813cm" svg:y2="7.142cm" draw:end-shape="id15" draw:end-glue-point="1" svg:d="M10239 7131l-1426 11" svg:viewBox="0 0 1427 12">
          <text:p/>
        </draw:connector>
        <draw:g>
          <draw:line draw:style-name="gr4" draw:text-style-name="P13" draw:layer="layout" svg:x1="6.55cm" svg:y1="3.397cm" svg:x2="8.791cm" svg:y2="3.397cm">
            <text:p/>
          </draw:line>
          <draw:line draw:style-name="gr4" draw:text-style-name="P13" draw:layer="layout" svg:x1="8.791cm" svg:y1="2.435cm" svg:x2="6.55cm" svg:y2="2.435cm">
            <text:p/>
          </draw:line>
          <draw:frame draw:style-name="gr14" draw:text-style-name="P15" draw:layer="layout" svg:width="2.798cm" svg:height="0.911cm" svg:x="6.61cm" svg:y="2.486cm">
            <draw:text-box>
              <text:p text:style-name="P14"><text:span text:style-name="T2">Promoter</text:span></text:p>
            </draw:text-box>
          </draw:frame>
          <draw:line draw:style-name="gr4" draw:text-style-name="P13" draw:layer="layout" svg:x1="6.55cm" svg:y1="3.397cm" svg:x2="8.791cm" svg:y2="3.397cm">
            <text:p/>
          </draw:line>
          <draw:line draw:style-name="gr4" draw:text-style-name="P13" draw:layer="layout" svg:x1="8.791cm" svg:y1="3.397cm" svg:x2="9.185cm" svg:y2="2.916cm">
            <text:p/>
          </draw:line>
          <draw:line draw:style-name="gr4" draw:text-style-name="P13" draw:layer="layout" svg:x1="9.185cm" svg:y1="2.916cm" svg:x2="8.791cm" svg:y2="2.435cm">
            <text:p/>
          </draw:line>
          <draw:line draw:style-name="gr4" draw:text-style-name="P13" draw:layer="layout" svg:x1="8.791cm" svg:y1="2.435cm" svg:x2="6.55cm" svg:y2="2.435cm">
            <text:p/>
          </draw:line>
          <draw:line draw:style-name="gr4" draw:text-style-name="P13" draw:layer="layout" svg:x1="6.55cm" svg:y1="2.435cm" svg:x2="6.83cm" svg:y2="2.916cm">
            <text:p/>
          </draw:line>
          <draw:line draw:style-name="gr4" draw:text-style-name="P13" draw:layer="layout" svg:x1="6.55cm" svg:y1="3.397cm" svg:x2="6.83cm" svg:y2="2.916cm">
            <text:p/>
          </draw:line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11.025cm" svg:y="4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1.524cm" svg:height="0.508cm" svg:x="5.02cm" svg:y="4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1.524cm" svg:height="0.508cm" svg:x="11.312cm" svg:y="4.954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02cm" svg:y1="5.208cm" svg:x2="6.645cm" svg:y2="7.376cm" draw:start-shape="id16" draw:start-glue-point="3" draw:end-shape="id17" draw:end-glue-point="3" svg:d="M5020 5208c-780 0-1592 2168 1625 2168" svg:viewBox="0 0 2328 2169">
          <text:p/>
        </draw:connector>
        <draw:connector draw:style-name="gr4" draw:text-style-name="P4" draw:layer="layout" draw:type="curve" svg:x1="12.836cm" svg:y1="5.208cm" svg:x2="11.115cm" svg:y2="7.385cm" draw:start-shape="id18" draw:start-glue-point="1" draw:end-shape="id19" draw:end-glue-point="2" svg:d="M12836 5208c780 0 1640 2177-1721 2177" svg:viewBox="0 0 2432 2178">
          <text:p/>
        </draw:connector>
        <draw:custom-shape draw:style-name="gr5" draw:text-style-name="P5" draw:layer="layout" svg:width="0.283cm" svg:height="0.974cm" svg:x="6.642cm" svg:y="4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391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022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0" draw:id="id20" draw:layer="layout" svg:width="2.032cm" svg:height="0.956cm" svg:x="7.657cm" svg:y="6.918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17" draw:id="id17" draw:layer="layout" draw:type="line" svg:x1="7.657cm" svg:y1="7.396cm" svg:x2="6.645cm" svg:y2="7.376cm" draw:start-shape="id20" draw:start-glue-point="3" svg:d="M7657 7396l-1012-20" svg:viewBox="0 0 1013 21">
          <text:p/>
        </draw:connector>
        <draw:connector draw:style-name="gr9" draw:text-style-name="P4" xml:id="id19" draw:id="id19" draw:layer="layout" draw:type="line" svg:x1="11.115cm" svg:y1="7.385cm" svg:x2="9.689cm" svg:y2="7.396cm" draw:end-shape="id20" draw:end-glue-point="1" svg:d="M11115 7385l-1426 11" svg:viewBox="0 0 1427 12">
          <text:p/>
        </draw:connector>
        <draw:custom-shape draw:style-name="gr1" draw:text-style-name="P1" draw:layer="layout" svg:width="0.228cm" svg:height="0.952cm" svg:x="9.367cm" svg:y="11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1.524cm" svg:height="0.508cm" svg:x="5.962cm" svg:y="11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" draw:id="id22" draw:layer="layout" svg:width="1.524cm" svg:height="0.508cm" svg:x="9.654cm" svg:y="11.72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30" draw:id="id30" draw:layer="layout" draw:type="curve" svg:x1="5.962cm" svg:y1="11.98cm" svg:x2="6.463cm" svg:y2="14.749cm" draw:start-shape="id21" draw:start-glue-point="3" svg:d="M5962 11980c-780 0-1030 2769 501 2769" svg:viewBox="0 0 1121 2770">
          <text:p/>
        </draw:connector>
        <draw:connector draw:style-name="gr4" draw:text-style-name="P4" draw:layer="layout" draw:type="curve" svg:x1="11.178cm" svg:y1="11.98cm" svg:x2="10.969cm" svg:y2="14.749cm" draw:start-shape="id22" draw:start-glue-point="1" draw:end-shape="id23" draw:end-glue-point="2" svg:d="M11178 11980c780 0 884 2769-209 2769" svg:viewBox="0 0 808 2770">
          <text:p/>
        </draw:connector>
        <draw:custom-shape draw:style-name="gr5" draw:text-style-name="P5" draw:layer="layout" svg:width="0.283cm" svg:height="0.974cm" svg:x="7.584cm" svg:y="11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4" draw:id="id24" draw:layer="layout" svg:width="2.032cm" svg:height="0.956cm" svg:x="7.599cm" svg:y="14.266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3" draw:id="id23" draw:layer="layout" draw:type="line" svg:x1="10.969cm" svg:y1="14.749cm" svg:x2="9.631cm" svg:y2="14.744cm" draw:end-shape="id24" draw:end-glue-point="1" svg:d="M10969 14749l-1338-5" svg:viewBox="0 0 1339 6">
          <text:p/>
        </draw:connector>
        <draw:custom-shape draw:style-name="gr1" draw:text-style-name="P1" draw:layer="layout" svg:width="0.228cm" svg:height="0.952cm" svg:x="22.077cm" svg:y="8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5" draw:id="id25" draw:layer="layout" svg:width="1.524cm" svg:height="0.508cm" svg:x="16.472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7" draw:id="id27" draw:layer="layout" svg:width="1.524cm" svg:height="0.508cm" svg:x="22.364cm" svg:y="9.33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2cm" svg:x2="17.797cm" svg:y2="11.36cm" draw:start-shape="id25" draw:start-glue-point="3" draw:end-shape="id26" draw:end-glue-point="3" svg:d="M16472 9592c-780 0-1442 1768 1325 1768" svg:viewBox="0 0 2006 1769">
          <text:p/>
        </draw:connector>
        <draw:connector draw:style-name="gr4" draw:text-style-name="P4" draw:layer="layout" draw:type="curve" svg:x1="23.888cm" svg:y1="9.592cm" svg:x2="22.267cm" svg:y2="11.369cm" draw:start-shape="id27" draw:start-glue-point="1" draw:end-shape="id28" draw:end-glue-point="2" svg:d="M23888 9592c780 0 1590 1777-1621 1777" svg:viewBox="0 0 2324 1778">
          <text:p/>
        </draw:connector>
        <draw:custom-shape draw:style-name="gr5" draw:text-style-name="P5" draw:layer="layout" svg:width="0.283cm" svg:height="0.974cm" svg:x="18.094cm" svg:y="8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21.443cm" svg:y="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8.474cm" svg:y="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9" draw:id="id29" draw:layer="layout" svg:width="2.032cm" svg:height="0.956cm" svg:x="18.809cm" svg:y="10.902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6" draw:id="id26" draw:layer="layout" draw:type="line" svg:x1="18.809cm" svg:y1="11.38cm" svg:x2="17.797cm" svg:y2="11.36cm" draw:start-shape="id29" draw:start-glue-point="3" svg:d="M18809 11380l-1012-20" svg:viewBox="0 0 1013 21">
          <text:p/>
        </draw:connector>
        <draw:connector draw:style-name="gr9" draw:text-style-name="P4" xml:id="id28" draw:id="id28" draw:layer="layout" draw:type="line" svg:x1="22.267cm" svg:y1="11.369cm" svg:x2="20.841cm" svg:y2="11.38cm" draw:end-shape="id29" draw:end-glue-point="1" svg:d="M22267 11369l-1426 11" svg:viewBox="0 0 1427 12">
          <text:p/>
        </draw:connector>
        <draw:custom-shape draw:style-name="gr16" draw:text-style-name="P17" draw:layer="layout" svg:width="2.032cm" svg:height="0.956cm" svg:x="7.874cm" svg:y="2.794cm">
          <text:p text:style-name="P8"><text:span text:style-name="T1">Ac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27cm" svg:height="1.27cm" draw:transform="rotate (2.30540540895931) translate (8.255cm 14.084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9" draw:layer="layout" svg:width="2.286cm" svg:height="1.27cm" draw:transform="rotate (-0.587477826221291) translate (13.845cm 7.328cm)">
          <text:p text:style-name="P19">ligate</text:p>
          <draw:enhanced-geometry svg:viewBox="0 0 21600 21600" draw:text-areas="0 ?f0 ?f5 ?f2" draw:type="right-arrow" draw:modifiers="15829.2960209882 4282.612116443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254cm" svg:height="0.254cm" svg:x="7.87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.032cm" svg:height="0.956cm" svg:x="19.304cm" svg:y="8.89cm">
          <text:p text:style-name="P8"><text:span text:style-name="T1">Ac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2.83cm" svg:height="1.27cm" svg:x="13.813cm" svg:y="0.508cm">
          <text:p text:style-name="P20"><text:span text:style-name="T3">E. col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0" draw:text-style-name="P4" draw:layer="layout" svg:width="1.804cm" svg:height="1.301cm" draw:transform="skewX (-0.550651379004211) rotate (-1.01019657105432) translate (17.3335968752386cm -0.260379585851046cm)" svg:viewBox="0 0 1805 1302" svg:d="M0 1302c185-27 398 38 560-74 120-84 297-154 304-317 8-177 72-343 138-507 53-127 117-300 304-317l131-69 180-18 188 10">
          <text:p/>
        </draw:path>
        <draw:custom-shape draw:style-name="gr21" draw:text-style-name="P22" draw:layer="layout" svg:width="2.286cm" svg:height="1.555cm" draw:transform="rotate (2.75273329624546) translate (12.529cm 3.048cm)">
          <text:p text:style-name="P19">PCR</text:p>
          <draw:enhanced-geometry svg:viewBox="0 0 21600 21600" draw:mirror-vertical="true" draw:text-areas="0 ?f0 ?f5 ?f2" draw:type="right-arrow" draw:modifiers="12344.2063839091 5275.064267352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2.282cm" svg:height="1.555cm" draw:transform="rotate (-1.57638138040128) translate (9.394cm 8.383cm)">
          <text:p text:style-name="P19">Cut</text:p>
          <draw:enhanced-geometry svg:viewBox="0 0 21600 21600" draw:mirror-vertical="true" draw:text-areas="0 ?f0 ?f5 ?f2" draw:type="right-arrow" draw:modifiers="14466.5327440739 5441.645244215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text-style-name="P4" draw:layer="layout" draw:type="line" svg:x1="7.599cm" svg:y1="14.744cm" svg:x2="6.463cm" svg:y2="14.749cm" draw:start-shape="id24" draw:start-glue-point="3" draw:end-shape="id30" draw:end-glue-point="3" svg:d="M7599 14744l-1136 5" svg:viewBox="0 0 1137 6">
          <text:p/>
        </draw:connector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9.367cm" svg:y="11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1" draw:id="id31" draw:layer="layout" svg:width="1.524cm" svg:height="0.508cm" svg:x="5.962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3" draw:id="id33" draw:layer="layout" svg:width="1.524cm" svg:height="0.508cm" svg:x="9.654cm" svg:y="11.72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1cm" svg:x2="6.587cm" svg:y2="15.425cm" draw:start-shape="id31" draw:start-glue-point="3" draw:end-shape="id32" draw:end-glue-point="3" svg:d="M5962 11981c-780 0-1092 3444 625 3444" svg:viewBox="0 0 1254 3445">
          <text:p/>
        </draw:connector>
        <draw:connector draw:style-name="gr4" draw:text-style-name="P4" draw:layer="layout" draw:type="curve" svg:x1="11.178cm" svg:y1="11.981cm" svg:x2="11.057cm" svg:y2="15.434cm" draw:start-shape="id33" draw:start-glue-point="1" draw:end-shape="id34" draw:end-glue-point="2" svg:d="M11178 11981c780 0 840 3453-121 3453" svg:viewBox="0 0 715 3454">
          <text:p/>
        </draw:connector>
        <draw:custom-shape draw:style-name="gr5" draw:text-style-name="P5" draw:layer="layout" svg:width="0.283cm" svg:height="0.974cm" svg:x="7.584cm" svg:y="1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5" draw:id="id35" draw:layer="layout" svg:width="2.032cm" svg:height="0.956cm" svg:x="7.599cm" svg:y="14.967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32" draw:id="id32" draw:layer="layout" draw:type="line" svg:x1="7.599cm" svg:y1="15.445cm" svg:x2="6.587cm" svg:y2="15.425cm" draw:start-shape="id35" draw:start-glue-point="3" svg:d="M7599 15445l-1012-20" svg:viewBox="0 0 1013 21">
          <text:p/>
        </draw:connector>
        <draw:connector draw:style-name="gr9" draw:text-style-name="P4" xml:id="id34" draw:id="id34" draw:layer="layout" draw:type="line" svg:x1="11.057cm" svg:y1="15.434cm" svg:x2="9.631cm" svg:y2="15.445cm" draw:end-shape="id35" draw:end-glue-point="1" svg:d="M11057 15434l-1426 11" svg:viewBox="0 0 1427 12">
          <text:p/>
        </draw:connector>
        <draw:custom-shape draw:style-name="gr1" draw:text-style-name="P1" draw:layer="layout" svg:width="0.228cm" svg:height="0.952cm" svg:x="22.777cm" svg:y="8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6" draw:id="id36" draw:layer="layout" svg:width="1.524cm" svg:height="0.508cm" svg:x="16.472cm" svg:y="9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8" draw:id="id38" draw:layer="layout" svg:width="1.524cm" svg:height="0.508cm" svg:x="23.064cm" svg:y="9.339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3cm" svg:x2="17.797cm" svg:y2="11.761cm" draw:start-shape="id36" draw:start-glue-point="3" draw:end-shape="id37" draw:end-glue-point="3" svg:d="M16472 9593c-780 0-1442 2168 1325 2168" svg:viewBox="0 0 2006 2169">
          <text:p/>
        </draw:connector>
        <draw:connector draw:style-name="gr4" draw:text-style-name="P4" draw:layer="layout" draw:type="curve" svg:x1="24.588cm" svg:y1="9.593cm" svg:x2="22.267cm" svg:y2="11.77cm" draw:start-shape="id38" draw:start-glue-point="1" draw:end-shape="id39" draw:end-glue-point="2" svg:d="M24588 9593c780 0 1940 2177-2321 2177" svg:viewBox="0 0 3078 2178">
          <text:p/>
        </draw:connector>
        <draw:custom-shape draw:style-name="gr5" draw:text-style-name="P5" draw:layer="layout" svg:width="0.283cm" svg:height="0.974cm" svg:x="18.094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9.243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8.474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0" draw:id="id40" draw:layer="layout" svg:width="2.032cm" svg:height="0.956cm" svg:x="18.809cm" svg:y="11.303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37" draw:id="id37" draw:layer="layout" draw:type="line" svg:x1="18.809cm" svg:y1="11.781cm" svg:x2="17.797cm" svg:y2="11.761cm" draw:start-shape="id40" draw:start-glue-point="3" svg:d="M18809 11781l-1012-20" svg:viewBox="0 0 1013 21">
          <text:p/>
        </draw:connector>
        <draw:connector draw:style-name="gr9" draw:text-style-name="P4" xml:id="id39" draw:id="id39" draw:layer="layout" draw:type="line" svg:x1="22.267cm" svg:y1="11.77cm" svg:x2="20.841cm" svg:y2="11.781cm" draw:end-shape="id40" draw:end-glue-point="1" svg:d="M22267 11770l-1426 11" svg:viewBox="0 0 1427 12">
          <text:p/>
        </draw:connector>
        <draw:custom-shape draw:style-name="gr24" draw:text-style-name="P24" draw:layer="layout" svg:width="1.27cm" svg:height="1.27cm" draw:transform="rotate (2.30540540895931) translate (9.155cm 14.085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1" draw:layer="layout" svg:width="2.286cm" svg:height="1.27cm" draw:transform="rotate (-0.587477826221291) translate (13.845cm 7.329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5" draw:layer="layout" svg:width="0.254cm" svg:height="0.254cm" svg:x="8.774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8cm" svg:height="0.952cm" svg:x="11.149cm" svg:y="4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1" draw:id="id41" draw:layer="layout" svg:width="1.524cm" svg:height="0.508cm" svg:x="4.44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3" draw:id="id43" draw:layer="layout" svg:width="1.524cm" svg:height="0.508cm" svg:x="11.436cm" svg:y="4.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4.444cm" svg:y1="4.954cm" svg:x2="5.769cm" svg:y2="7.122cm" draw:start-shape="id41" draw:start-glue-point="3" draw:end-shape="id42" draw:end-glue-point="3" svg:d="M4444 4954c-780 0-1442 2168 1325 2168" svg:viewBox="0 0 2006 2169">
          <text:p/>
        </draw:connector>
        <draw:connector draw:style-name="gr4" draw:text-style-name="P4" draw:layer="layout" draw:type="curve" svg:x1="12.96cm" svg:y1="4.954cm" svg:x2="10.239cm" svg:y2="7.131cm" draw:start-shape="id43" draw:start-glue-point="1" draw:end-shape="id44" draw:end-glue-point="2" svg:d="M12960 4954c780 0 2140 2177-2721 2177" svg:viewBox="0 0 3509 2178">
          <text:p/>
        </draw:connector>
        <draw:custom-shape draw:style-name="gr5" draw:text-style-name="P5" draw:layer="layout" svg:width="0.283cm" svg:height="0.974cm" svg:x="6.066cm" svg:y="4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7.215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6.446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5" draw:id="id45" draw:layer="layout" svg:width="2.032cm" svg:height="0.956cm" svg:x="6.781cm" svg:y="6.664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42" draw:id="id42" draw:layer="layout" draw:type="line" svg:x1="6.781cm" svg:y1="7.142cm" svg:x2="5.769cm" svg:y2="7.122cm" draw:start-shape="id45" draw:start-glue-point="3" svg:d="M6781 7142l-1012-20" svg:viewBox="0 0 1013 21">
          <text:p/>
        </draw:connector>
        <draw:connector draw:style-name="gr9" draw:text-style-name="P4" xml:id="id44" draw:id="id44" draw:layer="layout" draw:type="line" svg:x1="10.239cm" svg:y1="7.131cm" svg:x2="8.813cm" svg:y2="7.142cm" draw:end-shape="id45" draw:end-glue-point="1" svg:d="M10239 7131l-1426 11" svg:viewBox="0 0 1427 12">
          <text:p/>
        </draw:connector>
        <draw:g>
          <draw:line draw:style-name="gr4" draw:text-style-name="P13" draw:layer="layout" svg:x1="7.874cm" svg:y1="3.756cm" svg:x2="10.305cm" svg:y2="3.756cm">
            <text:p/>
          </draw:line>
          <draw:line draw:style-name="gr4" draw:text-style-name="P13" draw:layer="layout" svg:x1="10.305cm" svg:y1="2.794cm" svg:x2="7.874cm" svg:y2="2.794cm">
            <text:p/>
          </draw:line>
          <draw:frame draw:style-name="gr26" draw:text-style-name="P15" draw:layer="layout" svg:width="3.085cm" svg:height="0.911cm" svg:x="7.939cm" svg:y="2.845cm">
            <draw:text-box>
              <text:p><text:span text:style-name="T2">Terminator</text:span></text:p>
            </draw:text-box>
          </draw:frame>
          <draw:line draw:style-name="gr4" draw:text-style-name="P13" draw:layer="layout" svg:x1="7.874cm" svg:y1="3.756cm" svg:x2="10.305cm" svg:y2="3.756cm">
            <text:p/>
          </draw:line>
          <draw:line draw:style-name="gr4" draw:text-style-name="P13" draw:layer="layout" svg:x1="10.305cm" svg:y1="3.756cm" svg:x2="10.732cm" svg:y2="3.275cm">
            <text:p/>
          </draw:line>
          <draw:line draw:style-name="gr4" draw:text-style-name="P13" draw:layer="layout" svg:x1="10.732cm" svg:y1="3.275cm" svg:x2="10.305cm" svg:y2="2.794cm">
            <text:p/>
          </draw:line>
          <draw:line draw:style-name="gr4" draw:text-style-name="P13" draw:layer="layout" svg:x1="10.305cm" svg:y1="2.794cm" svg:x2="7.874cm" svg:y2="2.794cm">
            <text:p/>
          </draw:line>
          <draw:line draw:style-name="gr4" draw:text-style-name="P13" draw:layer="layout" svg:x1="7.874cm" svg:y1="2.794cm" svg:x2="8.178cm" svg:y2="3.275cm">
            <text:p/>
          </draw:line>
          <draw:line draw:style-name="gr4" draw:text-style-name="P13" draw:layer="layout" svg:x1="7.874cm" svg:y1="3.756cm" svg:x2="8.178cm" svg:y2="3.275cm">
            <text:p/>
          </draw:line>
        </draw:g>
        <draw:g>
          <draw:line draw:style-name="gr4" draw:text-style-name="P13" draw:layer="layout" svg:x1="19.814cm" svg:y1="9.844cm" svg:x2="22.245cm" svg:y2="9.844cm">
            <text:p/>
          </draw:line>
          <draw:line draw:style-name="gr4" draw:text-style-name="P13" draw:layer="layout" svg:x1="22.245cm" svg:y1="8.882cm" svg:x2="19.814cm" svg:y2="8.882cm">
            <text:p/>
          </draw:line>
          <draw:frame draw:style-name="gr26" draw:text-style-name="P15" draw:layer="layout" svg:width="3.085cm" svg:height="0.911cm" svg:x="19.879cm" svg:y="8.933cm">
            <draw:text-box>
              <text:p><text:span text:style-name="T2">Terminator</text:span></text:p>
            </draw:text-box>
          </draw:frame>
          <draw:line draw:style-name="gr4" draw:text-style-name="P13" draw:layer="layout" svg:x1="19.814cm" svg:y1="9.844cm" svg:x2="22.245cm" svg:y2="9.844cm">
            <text:p/>
          </draw:line>
          <draw:line draw:style-name="gr4" draw:text-style-name="P13" draw:layer="layout" svg:x1="22.245cm" svg:y1="9.844cm" svg:x2="22.672cm" svg:y2="9.363cm">
            <text:p/>
          </draw:line>
          <draw:line draw:style-name="gr4" draw:text-style-name="P13" draw:layer="layout" svg:x1="22.672cm" svg:y1="9.363cm" svg:x2="22.245cm" svg:y2="8.882cm">
            <text:p/>
          </draw:line>
          <draw:line draw:style-name="gr4" draw:text-style-name="P13" draw:layer="layout" svg:x1="22.245cm" svg:y1="8.882cm" svg:x2="19.814cm" svg:y2="8.882cm">
            <text:p/>
          </draw:line>
          <draw:line draw:style-name="gr4" draw:text-style-name="P13" draw:layer="layout" svg:x1="19.814cm" svg:y1="8.882cm" svg:x2="20.118cm" svg:y2="9.363cm">
            <text:p/>
          </draw:line>
          <draw:line draw:style-name="gr4" draw:text-style-name="P13" draw:layer="layout" svg:x1="19.814cm" svg:y1="9.844cm" svg:x2="20.118cm" svg:y2="9.363cm">
            <text:p/>
          </draw:line>
        </draw:g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g>
          <draw:line draw:style-name="gr4" draw:text-style-name="P13" draw:layer="layout" svg:x1="13.624cm" svg:y1="6.228cm" svg:x2="15.865cm" svg:y2="6.228cm">
            <text:p/>
          </draw:line>
          <draw:line draw:style-name="gr4" draw:text-style-name="P13" draw:layer="layout" svg:x1="15.865cm" svg:y1="5.266cm" svg:x2="13.624cm" svg:y2="5.266cm">
            <text:p/>
          </draw:line>
          <draw:frame draw:style-name="gr14" draw:text-style-name="P15" draw:layer="layout" svg:width="2.798cm" svg:height="0.911cm" svg:x="13.684cm" svg:y="5.317cm">
            <draw:text-box>
              <text:p><text:span text:style-name="T2">Promot</text:span><text:span text:style-name="T2">er</text:span></text:p>
            </draw:text-box>
          </draw:frame>
          <draw:line draw:style-name="gr4" draw:text-style-name="P13" draw:layer="layout" svg:x1="13.624cm" svg:y1="6.228cm" svg:x2="15.865cm" svg:y2="6.228cm">
            <text:p/>
          </draw:line>
          <draw:line draw:style-name="gr4" draw:text-style-name="P13" draw:layer="layout" svg:x1="15.865cm" svg:y1="6.228cm" svg:x2="16.259cm" svg:y2="5.747cm">
            <text:p/>
          </draw:line>
          <draw:line draw:style-name="gr4" draw:text-style-name="P13" draw:layer="layout" svg:x1="16.259cm" svg:y1="5.747cm" svg:x2="15.865cm" svg:y2="5.266cm">
            <text:p/>
          </draw:line>
          <draw:line draw:style-name="gr4" draw:text-style-name="P13" draw:layer="layout" svg:x1="15.865cm" svg:y1="5.266cm" svg:x2="13.624cm" svg:y2="5.266cm">
            <text:p/>
          </draw:line>
          <draw:line draw:style-name="gr4" draw:text-style-name="P13" draw:layer="layout" svg:x1="13.624cm" svg:y1="5.266cm" svg:x2="13.904cm" svg:y2="5.747cm">
            <text:p/>
          </draw:line>
          <draw:line draw:style-name="gr4" draw:text-style-name="P13" draw:layer="layout" svg:x1="13.624cm" svg:y1="6.228cm" svg:x2="13.904cm" svg:y2="5.747cm">
            <text:p/>
          </draw:line>
        </draw:g>
        <draw:custom-shape draw:style-name="gr7" draw:text-style-name="P7" draw:layer="layout" svg:width="0.67cm" svg:height="0.965cm" svg:x="16.32cm" svg:y="5.2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11.794cm" svg:y="5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28cm" svg:height="0.952cm" svg:x="22.836cm" svg:y="5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23.064cm" svg:y="5.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524cm" svg:height="0.508cm" svg:x="11.794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1.524cm" svg:height="0.508cm" svg:x="23.186cm" svg:y="3.73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49" draw:id="id49" draw:layer="layout" draw:type="curve" draw:line-skew="-0.773cm" svg:x1="11.794cm" svg:y1="3.808cm" svg:x2="12.136cm" svg:y2="7.664cm" draw:start-shape="id46" draw:start-glue-point="3" svg:d="M11794 3808c-1939 0-2110 3856 342 3856" svg:viewBox="0 0 1819 3857">
          <text:p/>
        </draw:connector>
        <draw:connector draw:style-name="gr4" draw:text-style-name="P4" xml:id="id50" draw:id="id50" draw:layer="layout" draw:type="curve" draw:line-skew="0.578cm" svg:x1="24.71cm" svg:y1="3.984cm" svg:x2="24.074cm" svg:y2="7.664cm" draw:start-shape="id47" draw:start-glue-point="1" svg:d="M24710 3984c1647 0 1965 3680-636 3680" svg:viewBox="0 0 1914 3681">
          <text:p/>
        </draw:connector>
        <draw:g>
          <draw:line draw:style-name="gr4" draw:text-style-name="P13" draw:layer="layout" svg:x1="19.914cm" svg:y1="6.228cm" svg:x2="22.345cm" svg:y2="6.228cm">
            <text:p/>
          </draw:line>
          <draw:line draw:style-name="gr4" draw:text-style-name="P13" draw:layer="layout" svg:x1="22.345cm" svg:y1="5.266cm" svg:x2="19.914cm" svg:y2="5.266cm">
            <text:p/>
          </draw:line>
          <draw:frame draw:style-name="gr26" draw:text-style-name="P15" draw:layer="layout" svg:width="3.085cm" svg:height="0.911cm" svg:x="19.979cm" svg:y="5.317cm">
            <draw:text-box>
              <text:p><text:span text:style-name="T2">Terminator</text:span></text:p>
            </draw:text-box>
          </draw:frame>
          <draw:line draw:style-name="gr4" draw:text-style-name="P13" draw:layer="layout" svg:x1="19.914cm" svg:y1="6.228cm" svg:x2="22.345cm" svg:y2="6.228cm">
            <text:p/>
          </draw:line>
          <draw:line draw:style-name="gr4" draw:text-style-name="P13" draw:layer="layout" svg:x1="22.345cm" svg:y1="6.228cm" svg:x2="22.772cm" svg:y2="5.747cm">
            <text:p/>
          </draw:line>
          <draw:line draw:style-name="gr4" draw:text-style-name="P13" draw:layer="layout" svg:x1="22.772cm" svg:y1="5.747cm" svg:x2="22.345cm" svg:y2="5.266cm">
            <text:p/>
          </draw:line>
          <draw:line draw:style-name="gr4" draw:text-style-name="P13" draw:layer="layout" svg:x1="22.345cm" svg:y1="5.266cm" svg:x2="19.914cm" svg:y2="5.266cm">
            <text:p/>
          </draw:line>
          <draw:line draw:style-name="gr4" draw:text-style-name="P13" draw:layer="layout" svg:x1="19.914cm" svg:y1="5.266cm" svg:x2="20.218cm" svg:y2="5.747cm">
            <text:p/>
          </draw:line>
          <draw:line draw:style-name="gr4" draw:text-style-name="P13" draw:layer="layout" svg:x1="19.914cm" svg:y1="6.228cm" svg:x2="20.218cm" svg:y2="5.747cm">
            <text:p/>
          </draw:line>
        </draw:g>
        <draw:custom-shape draw:style-name="gr27" draw:text-style-name="P6" draw:layer="layout" svg:width="0.536cm" svg:height="0.991cm" svg:x="19.29cm" svg:y="5.2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283cm" svg:height="0.974cm" svg:x="13.38cm" svg:y="5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9.29cm" svg:y="3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6.322cm" svg:y="3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16.498cm" svg:y1="4.546cm" svg:x2="16.752cm" svg:y2="5.054cm">
          <text:p/>
        </draw:line>
        <draw:line draw:style-name="gr23" draw:text-style-name="P4" draw:layer="layout" svg:x1="16.752cm" svg:y1="4.546cm" svg:x2="16.498cm" svg:y2="5.054cm">
          <text:p/>
        </draw:line>
        <draw:line draw:style-name="gr23" draw:text-style-name="P4" draw:layer="layout" svg:x1="19.398cm" svg:y1="4.546cm" svg:x2="19.652cm" svg:y2="5.054cm">
          <text:p/>
        </draw:line>
        <draw:line draw:style-name="gr23" draw:text-style-name="P4" draw:layer="layout" svg:x1="19.652cm" svg:y1="4.546cm" svg:x2="19.398cm" svg:y2="5.054cm">
          <text:p/>
        </draw:line>
        <draw:line draw:style-name="gr23" draw:text-style-name="P4" draw:layer="layout" svg:x1="12.298cm" svg:y1="4.546cm" svg:x2="12.552cm" svg:y2="5.054cm">
          <text:p/>
        </draw:line>
        <draw:line draw:style-name="gr23" draw:text-style-name="P4" draw:layer="layout" svg:x1="12.552cm" svg:y1="4.546cm" svg:x2="12.298cm" svg:y2="5.054cm">
          <text:p/>
        </draw:line>
        <draw:line draw:style-name="gr23" draw:text-style-name="P4" draw:layer="layout" svg:x1="23.698cm" svg:y1="4.546cm" svg:x2="23.952cm" svg:y2="5.054cm">
          <text:p/>
        </draw:line>
        <draw:line draw:style-name="gr23" draw:text-style-name="P4" draw:layer="layout" svg:x1="23.952cm" svg:y1="4.546cm" svg:x2="23.698cm" svg:y2="5.054cm">
          <text:p/>
        </draw:line>
        <draw:custom-shape draw:style-name="gr8" draw:text-style-name="P9" xml:id="id48" draw:id="id48" draw:layer="layout" svg:width="2.032cm" svg:height="0.956cm" svg:x="16.962cm" svg:y="7.158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6.962cm" svg:y1="7.636cm" svg:x2="12.136cm" svg:y2="7.664cm" draw:start-shape="id48" draw:start-glue-point="3" draw:end-shape="id49" draw:end-glue-point="3" svg:d="M16962 7636l-4826 28" svg:viewBox="0 0 4827 29">
          <text:p/>
        </draw:connector>
        <draw:connector draw:style-name="gr9" draw:text-style-name="P4" draw:layer="layout" draw:type="line" svg:x1="24.074cm" svg:y1="7.664cm" svg:x2="18.994cm" svg:y2="7.636cm" draw:start-shape="id50" draw:start-glue-point="3" draw:end-shape="id48" draw:end-glue-point="1" svg:d="M24074 7664l-5080-28" svg:viewBox="0 0 5081 29">
          <text:p/>
        </draw:connector>
        <draw:g>
          <draw:line draw:style-name="gr4" draw:text-style-name="P13" draw:layer="layout" svg:x1="13.639cm" svg:y1="12.336cm" svg:x2="15.88cm" svg:y2="12.336cm">
            <text:p/>
          </draw:line>
          <draw:line draw:style-name="gr4" draw:text-style-name="P13" draw:layer="layout" svg:x1="15.88cm" svg:y1="11.374cm" svg:x2="13.639cm" svg:y2="11.374cm">
            <text:p/>
          </draw:line>
          <draw:frame draw:style-name="gr14" draw:text-style-name="P15" draw:layer="layout" svg:width="2.798cm" svg:height="0.911cm" svg:x="13.699cm" svg:y="11.425cm">
            <draw:text-box>
              <text:p><text:span text:style-name="T2">P</text:span><text:span text:style-name="T2">r</text:span><text:span text:style-name="T2">o</text:span><text:span text:style-name="T2">m</text:span><text:span text:style-name="T2">o</text:span><text:span text:style-name="T2">t</text:span><text:span text:style-name="T2">e</text:span><text:span text:style-name="T2">r</text:span></text:p>
            </draw:text-box>
          </draw:frame>
          <draw:line draw:style-name="gr4" draw:text-style-name="P13" draw:layer="layout" svg:x1="13.639cm" svg:y1="12.336cm" svg:x2="15.88cm" svg:y2="12.336cm">
            <text:p/>
          </draw:line>
          <draw:line draw:style-name="gr4" draw:text-style-name="P13" draw:layer="layout" svg:x1="15.88cm" svg:y1="12.336cm" svg:x2="16.274cm" svg:y2="11.855cm">
            <text:p/>
          </draw:line>
          <draw:line draw:style-name="gr4" draw:text-style-name="P13" draw:layer="layout" svg:x1="16.274cm" svg:y1="11.855cm" svg:x2="15.88cm" svg:y2="11.374cm">
            <text:p/>
          </draw:line>
          <draw:line draw:style-name="gr4" draw:text-style-name="P13" draw:layer="layout" svg:x1="15.88cm" svg:y1="11.374cm" svg:x2="13.639cm" svg:y2="11.374cm">
            <text:p/>
          </draw:line>
          <draw:line draw:style-name="gr4" draw:text-style-name="P13" draw:layer="layout" svg:x1="13.639cm" svg:y1="11.374cm" svg:x2="13.919cm" svg:y2="11.855cm">
            <text:p/>
          </draw:line>
          <draw:line draw:style-name="gr4" draw:text-style-name="P13" draw:layer="layout" svg:x1="13.639cm" svg:y1="12.336cm" svg:x2="13.919cm" svg:y2="11.855cm">
            <text:p/>
          </draw:line>
        </draw:g>
        <draw:custom-shape draw:style-name="gr1" draw:text-style-name="P1" draw:layer="layout" svg:width="0.228cm" svg:height="0.952cm" svg:x="22.979cm" svg:y="11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1" draw:id="id51" draw:layer="layout" svg:width="1.524cm" svg:height="0.508cm" svg:x="11.795cm" svg:y="1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3" draw:id="id53" draw:layer="layout" svg:width="1.524cm" svg:height="0.508cm" svg:x="23.187cm" svg:y="11.82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1.795cm" svg:y1="12.082cm" svg:x2="12.154cm" svg:y2="14.155cm" draw:start-shape="id51" draw:start-glue-point="3" draw:end-shape="id52" draw:end-glue-point="3" svg:d="M11795 12082c-780 0-959 2073 359 2073" svg:viewBox="0 0 969 2074">
          <text:p/>
        </draw:connector>
        <draw:connector draw:style-name="gr4" draw:text-style-name="P4" draw:layer="layout" draw:type="curve" svg:x1="24.711cm" svg:y1="12.082cm" svg:x2="24.176cm" svg:y2="14.155cm" draw:start-shape="id53" draw:start-glue-point="1" draw:end-shape="id54" draw:end-glue-point="2" svg:d="M24711 12082c780 0 1047 2073-535 2073" svg:viewBox="0 0 1157 2074">
          <text:p/>
        </draw:connector>
        <draw:g>
          <draw:line draw:style-name="gr4" draw:text-style-name="P13" draw:layer="layout" svg:x1="19.81cm" svg:y1="12.336cm" svg:x2="22.241cm" svg:y2="12.336cm">
            <text:p/>
          </draw:line>
          <draw:line draw:style-name="gr4" draw:text-style-name="P13" draw:layer="layout" svg:x1="22.241cm" svg:y1="11.374cm" svg:x2="19.81cm" svg:y2="11.374cm">
            <text:p/>
          </draw:line>
          <draw:frame draw:style-name="gr26" draw:text-style-name="P15" draw:layer="layout" svg:width="3.085cm" svg:height="0.911cm" svg:x="19.875cm" svg:y="11.425cm">
            <draw:text-box>
              <text:p><text:span text:style-name="T2">Terminator</text:span></text:p>
            </draw:text-box>
          </draw:frame>
          <draw:line draw:style-name="gr4" draw:text-style-name="P13" draw:layer="layout" svg:x1="19.81cm" svg:y1="12.336cm" svg:x2="22.241cm" svg:y2="12.336cm">
            <text:p/>
          </draw:line>
          <draw:line draw:style-name="gr4" draw:text-style-name="P13" draw:layer="layout" svg:x1="22.241cm" svg:y1="12.336cm" svg:x2="22.668cm" svg:y2="11.855cm">
            <text:p/>
          </draw:line>
          <draw:line draw:style-name="gr4" draw:text-style-name="P13" draw:layer="layout" svg:x1="22.668cm" svg:y1="11.855cm" svg:x2="22.241cm" svg:y2="11.374cm">
            <text:p/>
          </draw:line>
          <draw:line draw:style-name="gr4" draw:text-style-name="P13" draw:layer="layout" svg:x1="22.241cm" svg:y1="11.374cm" svg:x2="19.81cm" svg:y2="11.374cm">
            <text:p/>
          </draw:line>
          <draw:line draw:style-name="gr4" draw:text-style-name="P13" draw:layer="layout" svg:x1="19.81cm" svg:y1="11.374cm" svg:x2="20.114cm" svg:y2="11.855cm">
            <text:p/>
          </draw:line>
          <draw:line draw:style-name="gr4" draw:text-style-name="P13" draw:layer="layout" svg:x1="19.81cm" svg:y1="12.336cm" svg:x2="20.114cm" svg:y2="11.855cm">
            <text:p/>
          </draw:line>
        </draw:g>
        <draw:custom-shape draw:style-name="gr5" draw:text-style-name="P5" draw:layer="layout" svg:width="0.283cm" svg:height="0.974cm" svg:x="13.338cm" svg:y="11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9.255cm" svg:y="11.3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6.316cm" svg:y="11.3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5" draw:id="id55" draw:layer="layout" svg:width="2.032cm" svg:height="0.956cm" svg:x="16.963cm" svg:y="13.6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52" draw:id="id52" draw:layer="layout" draw:type="line" svg:x1="16.963cm" svg:y1="14.14cm" svg:x2="12.154cm" svg:y2="14.155cm" draw:start-shape="id55" draw:start-glue-point="3" svg:d="M16963 14140l-4809 15" svg:viewBox="0 0 4810 16">
          <text:p/>
        </draw:connector>
        <draw:connector draw:style-name="gr9" draw:text-style-name="P4" xml:id="id54" draw:id="id54" draw:layer="layout" draw:type="line" svg:x1="24.176cm" svg:y1="14.155cm" svg:x2="18.995cm" svg:y2="14.14cm" draw:end-shape="id55" draw:end-glue-point="1" svg:d="M24176 14155l-5181-15" svg:viewBox="0 0 5182 16">
          <text:p/>
        </draw:connector>
        <draw:custom-shape draw:style-name="gr28" draw:text-style-name="P11" draw:layer="layout" svg:width="5.134cm" svg:height="1.778cm" svg:x="15.638cm" svg:y="8.876cm">
          <text:p text:style-name="P11">Recombination</text:p>
          <draw:enhanced-geometry svg:viewBox="0 0 21600 21600" draw:text-areas="?f0 0 ?f2 ?f5" draw:type="down-arrow" draw:modifiers="13986.4673485445 1737.25413826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7" draw:layer="layout" svg:width="2.032cm" svg:height="0.956cm" svg:x="17.121cm" svg:y="3.376cm">
          <text:p text:style-name="P8"><text:span text:style-name="T1">Ac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7.104cm" svg:y="11.386cm">
          <text:p text:style-name="P8"><text:span text:style-name="T1">Ac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3.81cm" svg:height="1.778cm" svg:x="3.242cm" svg:y="4.78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0.745cm" svg:height="0.736cm" draw:transform="rotate (2.30540540895931) translate (4.864cm 5.757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2" draw:layer="layout" svg:width="0.802cm" svg:height="0.508cm" svg:x="4.158cm" svg:y="4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0.802cm" svg:height="0.508cm" svg:x="5.048cm" svg:y="4.27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266cm" svg:height="1.554cm" draw:transform="rotate (-3.13338960610542) translate (9.656cm 6.416cm)">
          <text:p text:style-name="P19">Cut</text:p>
          <draw:enhanced-geometry svg:viewBox="0 0 21600 21600" draw:mirror-vertical="true" draw:text-areas="0 ?f0 ?f5 ?f2" draw:mirror-horizontal="true" draw:type="right-arrow" draw:modifiers="14466.5327440739 5441.645244215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7" draw:layer="layout" svg:width="2.032cm" svg:height="0.956cm" svg:x="4.064cm" svg:y="6.066cm">
          <text:p text:style-name="P8"><text:span text:style-name="T1">pYP</text:span><text:span text:style-name="T1">Kp</text:span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2" draw:text-style-name="P2" xml:id="id56" draw:id="id56" draw:layer="layout" svg:width="1.524cm" svg:height="0.508cm" svg:x="3.02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8" draw:id="id58" draw:layer="layout" svg:width="1.524cm" svg:height="0.508cm" svg:x="20.828cm" svg:y="6.99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cm" svg:y1="6.096cm" svg:x2="3.656cm" svg:y2="9.958cm" draw:start-shape="id56" draw:start-glue-point="3" draw:end-shape="id57" draw:end-glue-point="3" svg:d="M3020 6096c-780 0-1098 3862 636 3862" svg:viewBox="0 0 1266 3863">
          <text:p/>
        </draw:connector>
        <draw:connector draw:style-name="gr4" draw:text-style-name="P4" draw:layer="layout" draw:type="curve" svg:x1="22.352cm" svg:y1="7.25cm" svg:x2="20.277cm" svg:y2="9.982cm" draw:start-shape="id58" draw:start-glue-point="1" draw:end-shape="id59" draw:end-glue-point="2" svg:d="M22352 7250c780 0 1817 2732-2075 2732" svg:viewBox="0 0 2813 2733">
          <text:p/>
        </draw:connector>
        <draw:custom-shape draw:style-name="gr8" draw:text-style-name="P9" xml:id="id60" draw:id="id60" draw:layer="layout" svg:width="2.032cm" svg:height="0.956cm" svg:x="13.462cm" svg:y="9.458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57" draw:id="id57" draw:layer="layout" draw:type="line" svg:x1="13.462cm" svg:y1="9.936cm" svg:x2="3.656cm" svg:y2="9.958cm" draw:start-shape="id60" draw:start-glue-point="3" svg:d="M13462 9936l-9806 22" svg:viewBox="0 0 9807 23">
          <text:p/>
        </draw:connector>
        <draw:connector draw:style-name="gr9" draw:text-style-name="P4" xml:id="id59" draw:id="id59" draw:layer="layout" draw:type="line" svg:x1="20.277cm" svg:y1="9.982cm" svg:x2="15.494cm" svg:y2="9.936cm" draw:end-shape="id60" draw:end-glue-point="1" svg:d="M20277 9982l-4783-46" svg:viewBox="0 0 4784 47">
          <text:p/>
        </draw:connector>
        <draw:g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6.848cm" svg:x2="4.924cm" svg:y2="6.848cm">
            <text:p/>
          </draw:line>
          <draw:frame draw:style-name="gr14" draw:text-style-name="P15" draw:layer="layout" svg:width="2.798cm" svg:height="0.911cm" svg:x="4.984cm" svg:y="6.899cm">
            <draw:text-box>
              <text:p><text:span text:style-name="T2">Promoter</text:span></text:p>
            </draw:text-box>
          </draw:frame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7.81cm" svg:x2="7.559cm" svg:y2="7.329cm">
            <text:p/>
          </draw:line>
          <draw:line draw:style-name="gr4" draw:text-style-name="P13" draw:layer="layout" svg:x1="7.559cm" svg:y1="7.329cm" svg:x2="7.165cm" svg:y2="6.848cm">
            <text:p/>
          </draw:line>
          <draw:line draw:style-name="gr4" draw:text-style-name="P13" draw:layer="layout" svg:x1="7.165cm" svg:y1="6.848cm" svg:x2="4.924cm" svg:y2="6.848cm">
            <text:p/>
          </draw:line>
          <draw:line draw:style-name="gr4" draw:text-style-name="P13" draw:layer="layout" svg:x1="4.924cm" svg:y1="6.848cm" svg:x2="5.204cm" svg:y2="7.329cm">
            <text:p/>
          </draw:line>
          <draw:line draw:style-name="gr4" draw:text-style-name="P13" draw:layer="layout" svg:x1="4.924cm" svg:y1="7.81cm" svg:x2="5.204cm" svg:y2="7.329cm">
            <text:p/>
          </draw:line>
        </draw:g>
        <draw:custom-shape draw:style-name="gr1" draw:text-style-name="P1" draw:layer="layout" svg:width="0.228cm" svg:height="0.952cm" svg:x="1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3.08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6.848cm" svg:x2="11.095cm" svg:y2="6.848cm">
            <text:p/>
          </draw:line>
          <draw:frame draw:style-name="gr26" draw:text-style-name="P15" draw:layer="layout" svg:width="3.085cm" svg:height="0.911cm" svg:x="11.16cm" svg:y="6.899cm">
            <draw:text-box>
              <text:p><text:span text:style-name="T2">Terminator</text:span></text:p>
            </draw:text-box>
          </draw:frame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7.81cm" svg:x2="13.953cm" svg:y2="7.329cm">
            <text:p/>
          </draw:line>
          <draw:line draw:style-name="gr4" draw:text-style-name="P13" draw:layer="layout" svg:x1="13.953cm" svg:y1="7.329cm" svg:x2="13.526cm" svg:y2="6.848cm">
            <text:p/>
          </draw:line>
          <draw:line draw:style-name="gr4" draw:text-style-name="P13" draw:layer="layout" svg:x1="13.526cm" svg:y1="6.848cm" svg:x2="11.095cm" svg:y2="6.848cm">
            <text:p/>
          </draw:line>
          <draw:line draw:style-name="gr4" draw:text-style-name="P13" draw:layer="layout" svg:x1="11.095cm" svg:y1="6.848cm" svg:x2="11.399cm" svg:y2="7.329cm">
            <text:p/>
          </draw:line>
          <draw:line draw:style-name="gr4" draw:text-style-name="P13" draw:layer="layout" svg:x1="11.095cm" svg:y1="7.81cm" svg:x2="11.399cm" svg:y2="7.329cm">
            <text:p/>
          </draw:line>
        </draw:g>
        <draw:custom-shape draw:style-name="gr5" draw:text-style-name="P5" draw:layer="layout" svg:width="0.283cm" svg:height="0.974cm" svg:x="4.62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1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8.39cm" svg:y="6.854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4.626cm" svg:x2="11.231cm" svg:y2="4.626cm">
            <text:p/>
          </draw:line>
          <draw:frame draw:style-name="gr14" draw:text-style-name="P15" draw:layer="layout" svg:width="2.798cm" svg:height="0.911cm" svg:x="11.291cm" svg:y="4.677cm">
            <draw:text-box>
              <text:p><text:span text:style-name="T2">Promoter</text:span></text:p>
            </draw:text-box>
          </draw:frame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5.588cm" svg:x2="13.866cm" svg:y2="5.107cm">
            <text:p/>
          </draw:line>
          <draw:line draw:style-name="gr4" draw:text-style-name="P13" draw:layer="layout" svg:x1="13.866cm" svg:y1="5.107cm" svg:x2="13.472cm" svg:y2="4.626cm">
            <text:p/>
          </draw:line>
          <draw:line draw:style-name="gr4" draw:text-style-name="P13" draw:layer="layout" svg:x1="13.472cm" svg:y1="4.626cm" svg:x2="11.231cm" svg:y2="4.626cm">
            <text:p/>
          </draw:line>
          <draw:line draw:style-name="gr4" draw:text-style-name="P13" draw:layer="layout" svg:x1="11.231cm" svg:y1="4.626cm" svg:x2="11.511cm" svg:y2="5.107cm">
            <text:p/>
          </draw:line>
          <draw:line draw:style-name="gr4" draw:text-style-name="P13" draw:layer="layout" svg:x1="11.231cm" svg:y1="5.588cm" svg:x2="11.511cm" svg:y2="5.107cm">
            <text:p/>
          </draw:line>
        </draw:g>
        <draw:custom-shape draw:style-name="gr1" draw:text-style-name="P1" draw:layer="layout" svg:width="0.228cm" svg:height="0.952cm" svg:x="20.371cm" svg:y="4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20.679cm" svg:y="5.08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4.626cm" svg:x2="17.402cm" svg:y2="4.626cm">
            <text:p/>
          </draw:line>
          <draw:frame draw:style-name="gr26" draw:text-style-name="P15" draw:layer="layout" svg:width="3.085cm" svg:height="0.911cm" svg:x="17.467cm" svg:y="4.677cm">
            <draw:text-box>
              <text:p><text:span text:style-name="T2">Terminator</text:span></text:p>
            </draw:text-box>
          </draw:frame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5.588cm" svg:x2="20.26cm" svg:y2="5.107cm">
            <text:p/>
          </draw:line>
          <draw:line draw:style-name="gr4" draw:text-style-name="P13" draw:layer="layout" svg:x1="20.26cm" svg:y1="5.107cm" svg:x2="19.833cm" svg:y2="4.626cm">
            <text:p/>
          </draw:line>
          <draw:line draw:style-name="gr4" draw:text-style-name="P13" draw:layer="layout" svg:x1="19.833cm" svg:y1="4.626cm" svg:x2="17.402cm" svg:y2="4.626cm">
            <text:p/>
          </draw:line>
          <draw:line draw:style-name="gr4" draw:text-style-name="P13" draw:layer="layout" svg:x1="17.402cm" svg:y1="4.626cm" svg:x2="17.706cm" svg:y2="5.107cm">
            <text:p/>
          </draw:line>
          <draw:line draw:style-name="gr4" draw:text-style-name="P13" draw:layer="layout" svg:x1="17.402cm" svg:y1="5.588cm" svg:x2="17.706cm" svg:y2="5.107cm">
            <text:p/>
          </draw:line>
        </draw:g>
        <draw:custom-shape draw:style-name="gr5" draw:text-style-name="P5" draw:layer="layout" svg:width="0.283cm" svg:height="0.974cm" svg:x="10.93cm" svg:y="4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6.847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8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4.697cm" svg:y="4.632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3.698cm" svg:y1="6.546cm" svg:x2="3.952cm" svg:y2="7.054cm">
          <text:p/>
        </draw:line>
        <draw:line draw:style-name="gr23" draw:text-style-name="P4" draw:layer="layout" svg:x1="3.952cm" svg:y1="6.546cm" svg:x2="3.698cm" svg:y2="7.054cm">
          <text:p/>
        </draw:line>
        <draw:line draw:style-name="gr23" draw:text-style-name="P4" draw:layer="layout" svg:x1="12.398cm" svg:y1="6.046cm" svg:x2="12.652cm" svg:y2="6.554cm">
          <text:p/>
        </draw:line>
        <draw:line draw:style-name="gr23" draw:text-style-name="P4" draw:layer="layout" svg:x1="12.652cm" svg:y1="6.046cm" svg:x2="12.398cm" svg:y2="6.554cm">
          <text:p/>
        </draw:line>
        <draw:line draw:style-name="gr23" draw:text-style-name="P4" draw:layer="layout" svg:x1="21.398cm" svg:y1="6.046cm" svg:x2="21.652cm" svg:y2="6.554cm">
          <text:p/>
        </draw:line>
        <draw:line draw:style-name="gr23" draw:text-style-name="P4" draw:layer="layout" svg:x1="21.652cm" svg:y1="6.046cm" svg:x2="21.398cm" svg:y2="6.554cm">
          <text:p/>
        </draw:line>
        <draw:custom-shape draw:style-name="gr2" draw:text-style-name="P2" xml:id="id61" draw:id="id61" draw:layer="layout" svg:width="1.524cm" svg:height="0.508cm" svg:x="3.021cm" svg:y="1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3" draw:id="id63" draw:layer="layout" svg:width="1.524cm" svg:height="0.508cm" svg:x="20.729cm" svg:y="15.8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1cm" svg:y1="16.06cm" svg:x2="3.657cm" svg:y2="18.462cm" draw:start-shape="id61" draw:start-glue-point="3" draw:end-shape="id62" draw:end-glue-point="3" svg:d="M3021 16060c-780 0-1098 2402 636 2402" svg:viewBox="0 0 1266 2403">
          <text:p/>
        </draw:connector>
        <draw:connector draw:style-name="gr4" draw:text-style-name="P4" draw:layer="layout" draw:type="curve" svg:x1="22.253cm" svg:y1="16.06cm" svg:x2="20.278cm" svg:y2="18.486cm" draw:start-shape="id63" draw:start-glue-point="1" draw:end-shape="id64" draw:end-glue-point="2" svg:d="M22253 16060c780 0 1767 2426-1975 2426" svg:viewBox="0 0 2705 2427">
          <text:p/>
        </draw:connector>
        <draw:custom-shape draw:style-name="gr8" draw:text-style-name="P9" xml:id="id65" draw:id="id65" draw:layer="layout" svg:width="2.032cm" svg:height="0.956cm" svg:x="13.463cm" svg:y="17.9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62" draw:id="id62" draw:layer="layout" draw:type="line" svg:x1="13.463cm" svg:y1="18.44cm" svg:x2="3.657cm" svg:y2="18.462cm" draw:start-shape="id65" draw:start-glue-point="3" svg:d="M13463 18440l-9806 22" svg:viewBox="0 0 9807 23">
          <text:p/>
        </draw:connector>
        <draw:connector draw:style-name="gr9" draw:text-style-name="P4" xml:id="id64" draw:id="id64" draw:layer="layout" draw:type="line" svg:x1="20.278cm" svg:y1="18.486cm" svg:x2="15.495cm" svg:y2="18.44cm" draw:end-shape="id65" draw:end-glue-point="1" svg:d="M20278 18486l-4783-46" svg:viewBox="0 0 4784 47">
          <text:p/>
        </draw:connector>
        <draw:g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5.352cm" svg:x2="4.925cm" svg:y2="15.352cm">
            <text:p/>
          </draw:line>
          <draw:frame draw:style-name="gr14" draw:text-style-name="P15" draw:layer="layout" svg:width="2.798cm" svg:height="0.911cm" svg:x="4.985cm" svg:y="15.403cm">
            <draw:text-box>
              <text:p><text:span text:style-name="T2">Promoter</text:span></text:p>
            </draw:text-box>
          </draw:frame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6.314cm" svg:x2="7.56cm" svg:y2="15.833cm">
            <text:p/>
          </draw:line>
          <draw:line draw:style-name="gr4" draw:text-style-name="P13" draw:layer="layout" svg:x1="7.56cm" svg:y1="15.833cm" svg:x2="7.166cm" svg:y2="15.352cm">
            <text:p/>
          </draw:line>
          <draw:line draw:style-name="gr4" draw:text-style-name="P13" draw:layer="layout" svg:x1="7.166cm" svg:y1="15.352cm" svg:x2="4.925cm" svg:y2="15.352cm">
            <text:p/>
          </draw:line>
          <draw:line draw:style-name="gr4" draw:text-style-name="P13" draw:layer="layout" svg:x1="4.925cm" svg:y1="15.352cm" svg:x2="5.205cm" svg:y2="15.833cm">
            <text:p/>
          </draw:line>
          <draw:line draw:style-name="gr4" draw:text-style-name="P13" draw:layer="layout" svg:x1="4.925cm" svg:y1="16.314cm" svg:x2="5.205cm" svg:y2="15.833cm">
            <text:p/>
          </draw:line>
        </draw:g>
        <draw:g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5.352cm" svg:x2="11.096cm" svg:y2="15.352cm">
            <text:p/>
          </draw:line>
          <draw:frame draw:style-name="gr26" draw:text-style-name="P15" draw:layer="layout" svg:width="3.085cm" svg:height="0.911cm" svg:x="11.161cm" svg:y="15.403cm">
            <draw:text-box>
              <text:p><text:span text:style-name="T2">TermProm</text:span></text:p>
            </draw:text-box>
          </draw:frame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6.314cm" svg:x2="13.954cm" svg:y2="15.833cm">
            <text:p/>
          </draw:line>
          <draw:line draw:style-name="gr4" draw:text-style-name="P13" draw:layer="layout" svg:x1="13.954cm" svg:y1="15.833cm" svg:x2="13.527cm" svg:y2="15.352cm">
            <text:p/>
          </draw:line>
          <draw:line draw:style-name="gr4" draw:text-style-name="P13" draw:layer="layout" svg:x1="13.527cm" svg:y1="15.352cm" svg:x2="11.096cm" svg:y2="15.352cm">
            <text:p/>
          </draw:line>
          <draw:line draw:style-name="gr4" draw:text-style-name="P13" draw:layer="layout" svg:x1="11.096cm" svg:y1="15.352cm" svg:x2="11.4cm" svg:y2="15.833cm">
            <text:p/>
          </draw:line>
          <draw:line draw:style-name="gr4" draw:text-style-name="P13" draw:layer="layout" svg:x1="11.096cm" svg:y1="16.314cm" svg:x2="11.4cm" svg:y2="15.833cm">
            <text:p/>
          </draw:line>
        </draw:g>
        <draw:custom-shape draw:style-name="gr5" draw:text-style-name="P5" draw:layer="layout" svg:width="0.283cm" svg:height="0.974cm" svg:x="4.624cm" svg:y="15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1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2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8.391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20.37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5.352cm" svg:x2="17.403cm" svg:y2="15.352cm">
            <text:p/>
          </draw:line>
          <draw:frame draw:style-name="gr26" draw:text-style-name="P15" draw:layer="layout" svg:width="3.085cm" svg:height="0.911cm" svg:x="17.468cm" svg:y="15.403cm">
            <draw:text-box>
              <text:p><text:span text:style-name="T2">Terminator</text:span></text:p>
            </draw:text-box>
          </draw:frame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6.314cm" svg:x2="20.261cm" svg:y2="15.833cm">
            <text:p/>
          </draw:line>
          <draw:line draw:style-name="gr4" draw:text-style-name="P13" draw:layer="layout" svg:x1="20.261cm" svg:y1="15.833cm" svg:x2="19.834cm" svg:y2="15.352cm">
            <text:p/>
          </draw:line>
          <draw:line draw:style-name="gr4" draw:text-style-name="P13" draw:layer="layout" svg:x1="19.834cm" svg:y1="15.352cm" svg:x2="17.403cm" svg:y2="15.352cm">
            <text:p/>
          </draw:line>
          <draw:line draw:style-name="gr4" draw:text-style-name="P13" draw:layer="layout" svg:x1="17.403cm" svg:y1="15.352cm" svg:x2="17.707cm" svg:y2="15.833cm">
            <text:p/>
          </draw:line>
          <draw:line draw:style-name="gr4" draw:text-style-name="P13" draw:layer="layout" svg:x1="17.403cm" svg:y1="16.314cm" svg:x2="17.707cm" svg:y2="15.833cm">
            <text:p/>
          </draw:line>
        </draw:g>
        <draw:custom-shape draw:style-name="gr6" draw:text-style-name="P6" draw:layer="layout" svg:width="0.536cm" svg:height="0.965cm" svg:x="16.848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9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4.698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1.016cm" svg:height="1.27cm" svg:x="14.025cm" svg:y="11.4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g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7.566cm" svg:x2="10.124cm" svg:y2="7.566cm">
            <text:p/>
          </draw:line>
          <draw:frame draw:style-name="gr14" draw:text-style-name="P15" draw:layer="layout" svg:width="2.798cm" svg:height="0.911cm" svg:x="10.184cm" svg:y="7.617cm">
            <draw:text-box>
              <text:p><text:span text:style-name="T2">Promoter</text:span></text:p>
            </draw:text-box>
          </draw:frame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8.528cm" svg:x2="12.759cm" svg:y2="8.047cm">
            <text:p/>
          </draw:line>
          <draw:line draw:style-name="gr4" draw:text-style-name="P13" draw:layer="layout" svg:x1="12.759cm" svg:y1="8.047cm" svg:x2="12.365cm" svg:y2="7.566cm">
            <text:p/>
          </draw:line>
          <draw:line draw:style-name="gr4" draw:text-style-name="P13" draw:layer="layout" svg:x1="12.365cm" svg:y1="7.566cm" svg:x2="10.124cm" svg:y2="7.566cm">
            <text:p/>
          </draw:line>
          <draw:line draw:style-name="gr4" draw:text-style-name="P13" draw:layer="layout" svg:x1="10.124cm" svg:y1="7.566cm" svg:x2="10.404cm" svg:y2="8.047cm">
            <text:p/>
          </draw:line>
          <draw:line draw:style-name="gr4" draw:text-style-name="P13" draw:layer="layout" svg:x1="10.124cm" svg:y1="8.528cm" svg:x2="10.404cm" svg:y2="8.047cm">
            <text:p/>
          </draw:line>
        </draw:g>
        <draw:custom-shape draw:style-name="gr7" draw:text-style-name="P7" draw:layer="layout" svg:width="0.67cm" svg:height="0.965cm" svg:x="12.82cm" svg:y="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8.294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28cm" svg:height="0.952cm" svg:x="19.336cm" svg:y="7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19.564cm" svg:y="8.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6" draw:id="id66" draw:layer="layout" svg:width="1.524cm" svg:height="0.508cm" svg:x="8.294cm" svg:y="5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7" draw:id="id67" draw:layer="layout" svg:width="1.524cm" svg:height="0.508cm" svg:x="19.686cm" svg:y="6.03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69" draw:id="id69" draw:layer="layout" draw:type="curve" draw:line-skew="-0.773cm" svg:x1="8.294cm" svg:y1="6.108cm" svg:x2="8.636cm" svg:y2="9.964cm" draw:start-shape="id66" draw:start-glue-point="3" svg:d="M8294 6108c-1939 0-2110 3856 342 3856" svg:viewBox="0 0 1819 3857">
          <text:p/>
        </draw:connector>
        <draw:connector draw:style-name="gr4" draw:text-style-name="P4" xml:id="id70" draw:id="id70" draw:layer="layout" draw:type="curve" draw:line-skew="0.578cm" svg:x1="21.21cm" svg:y1="6.284cm" svg:x2="20.574cm" svg:y2="9.964cm" draw:start-shape="id67" draw:start-glue-point="1" svg:d="M21210 6284c1647 0 1965 3680-636 3680" svg:viewBox="0 0 1914 3681">
          <text:p/>
        </draw:connector>
        <draw:g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7.566cm" svg:x2="16.414cm" svg:y2="7.566cm">
            <text:p/>
          </draw:line>
          <draw:frame draw:style-name="gr26" draw:text-style-name="P15" draw:layer="layout" svg:width="3.085cm" svg:height="0.911cm" svg:x="16.479cm" svg:y="7.617cm">
            <draw:text-box>
              <text:p><text:span text:style-name="T2">Termin</text:span><text:span text:style-name="T2">ator</text:span></text:p>
            </draw:text-box>
          </draw:frame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8.528cm" svg:x2="19.272cm" svg:y2="8.047cm">
            <text:p/>
          </draw:line>
          <draw:line draw:style-name="gr4" draw:text-style-name="P13" draw:layer="layout" svg:x1="19.272cm" svg:y1="8.047cm" svg:x2="18.845cm" svg:y2="7.566cm">
            <text:p/>
          </draw:line>
          <draw:line draw:style-name="gr4" draw:text-style-name="P13" draw:layer="layout" svg:x1="18.845cm" svg:y1="7.566cm" svg:x2="16.414cm" svg:y2="7.566cm">
            <text:p/>
          </draw:line>
          <draw:line draw:style-name="gr4" draw:text-style-name="P13" draw:layer="layout" svg:x1="16.414cm" svg:y1="7.566cm" svg:x2="16.718cm" svg:y2="8.047cm">
            <text:p/>
          </draw:line>
          <draw:line draw:style-name="gr4" draw:text-style-name="P13" draw:layer="layout" svg:x1="16.414cm" svg:y1="8.528cm" svg:x2="16.718cm" svg:y2="8.047cm">
            <text:p/>
          </draw:line>
        </draw:g>
        <draw:custom-shape draw:style-name="gr27" draw:text-style-name="P6" draw:layer="layout" svg:width="0.536cm" svg:height="0.991cm" svg:x="15.79cm" svg:y="7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283cm" svg:height="0.974cm" svg:x="9.88cm" svg:y="7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9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22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3.646cm" svg:y="5.676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12.998cm" svg:y1="6.846cm" svg:x2="13.252cm" svg:y2="7.354cm">
          <text:p/>
        </draw:line>
        <draw:line draw:style-name="gr23" draw:text-style-name="P4" draw:layer="layout" svg:x1="13.252cm" svg:y1="6.846cm" svg:x2="12.998cm" svg:y2="7.354cm">
          <text:p/>
        </draw:line>
        <draw:line draw:style-name="gr23" draw:text-style-name="P4" draw:layer="layout" svg:x1="15.898cm" svg:y1="6.846cm" svg:x2="16.152cm" svg:y2="7.354cm">
          <text:p/>
        </draw:line>
        <draw:line draw:style-name="gr23" draw:text-style-name="P4" draw:layer="layout" svg:x1="16.152cm" svg:y1="6.846cm" svg:x2="15.898cm" svg:y2="7.354cm">
          <text:p/>
        </draw:line>
        <draw:line draw:style-name="gr23" draw:text-style-name="P4" draw:layer="layout" svg:x1="8.798cm" svg:y1="6.846cm" svg:x2="9.052cm" svg:y2="7.354cm">
          <text:p/>
        </draw:line>
        <draw:line draw:style-name="gr23" draw:text-style-name="P4" draw:layer="layout" svg:x1="9.052cm" svg:y1="6.846cm" svg:x2="8.798cm" svg:y2="7.354cm">
          <text:p/>
        </draw:line>
        <draw:line draw:style-name="gr23" draw:text-style-name="P4" draw:layer="layout" svg:x1="20.198cm" svg:y1="6.846cm" svg:x2="20.452cm" svg:y2="7.354cm">
          <text:p/>
        </draw:line>
        <draw:line draw:style-name="gr23" draw:text-style-name="P4" draw:layer="layout" svg:x1="20.452cm" svg:y1="6.846cm" svg:x2="20.198cm" svg:y2="7.354cm">
          <text:p/>
        </draw:line>
        <draw:custom-shape draw:style-name="gr37" draw:text-style-name="P9" xml:id="id68" draw:id="id68" draw:layer="layout" svg:width="5.334cm" svg:height="0.956cm" svg:x="10.16cm" svg:y="9.458cm">
          <text:p text:style-name="P8"><text:span text:style-name="T1">pYPKpw: URA3 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0.16cm" svg:y1="9.936cm" svg:x2="8.636cm" svg:y2="9.964cm" draw:start-shape="id68" draw:start-glue-point="3" draw:end-shape="id69" draw:end-glue-point="3" svg:d="M10160 9936l-1524 28" svg:viewBox="0 0 1525 29">
          <text:p/>
        </draw:connector>
        <draw:connector draw:style-name="gr9" draw:text-style-name="P4" draw:layer="layout" draw:type="line" svg:x1="20.574cm" svg:y1="9.964cm" svg:x2="15.494cm" svg:y2="9.936cm" draw:start-shape="id70" draw:start-glue-point="3" draw:end-shape="id68" draw:end-glue-point="1" svg:d="M20574 9964l-5080-28" svg:viewBox="0 0 5081 29">
          <text:p/>
        </draw:connector>
        <draw:g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3.674cm" svg:x2="10.139cm" svg:y2="13.674cm">
            <text:p/>
          </draw:line>
          <draw:frame draw:style-name="gr14" draw:text-style-name="P15" draw:layer="layout" svg:width="2.798cm" svg:height="0.911cm" svg:x="10.199cm" svg:y="13.725cm">
            <draw:text-box>
              <text:p><text:span text:style-name="T2">Promot</text:span><text:span text:style-name="T2">er</text:span></text:p>
            </draw:text-box>
          </draw:frame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4.636cm" svg:x2="12.774cm" svg:y2="14.155cm">
            <text:p/>
          </draw:line>
          <draw:line draw:style-name="gr4" draw:text-style-name="P13" draw:layer="layout" svg:x1="12.774cm" svg:y1="14.155cm" svg:x2="12.38cm" svg:y2="13.674cm">
            <text:p/>
          </draw:line>
          <draw:line draw:style-name="gr4" draw:text-style-name="P13" draw:layer="layout" svg:x1="12.38cm" svg:y1="13.674cm" svg:x2="10.139cm" svg:y2="13.674cm">
            <text:p/>
          </draw:line>
          <draw:line draw:style-name="gr4" draw:text-style-name="P13" draw:layer="layout" svg:x1="10.139cm" svg:y1="13.674cm" svg:x2="10.419cm" svg:y2="14.155cm">
            <text:p/>
          </draw:line>
          <draw:line draw:style-name="gr4" draw:text-style-name="P13" draw:layer="layout" svg:x1="10.139cm" svg:y1="14.636cm" svg:x2="10.419cm" svg:y2="14.155cm">
            <text:p/>
          </draw:line>
        </draw:g>
        <draw:custom-shape draw:style-name="gr1" draw:text-style-name="P1" draw:layer="layout" svg:width="0.228cm" svg:height="0.952cm" svg:x="19.479cm" svg:y="13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1" draw:id="id71" draw:layer="layout" svg:width="1.524cm" svg:height="0.508cm" svg:x="8.295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2" draw:id="id72" draw:layer="layout" svg:width="1.524cm" svg:height="0.508cm" svg:x="19.687cm" svg:y="14.12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74" draw:id="id74" draw:layer="layout" draw:type="curve" draw:line-skew="-0.773cm" svg:x1="8.295cm" svg:y1="14.382cm" svg:x2="8.637cm" svg:y2="17.968cm" draw:start-shape="id71" draw:start-glue-point="3" svg:d="M8295 14382c-1939 0-2110 3586 342 3586" svg:viewBox="0 0 1819 3587">
          <text:p/>
        </draw:connector>
        <draw:connector draw:style-name="gr4" draw:text-style-name="P4" xml:id="id75" draw:id="id75" draw:layer="layout" draw:type="curve" draw:line-skew="0.578cm" svg:x1="21.211cm" svg:y1="14.382cm" svg:x2="20.575cm" svg:y2="17.968cm" draw:start-shape="id72" draw:start-glue-point="1" svg:d="M21211 14382c1647 0 1965 3586-636 3586" svg:viewBox="0 0 1914 3587">
          <text:p/>
        </draw:connector>
        <draw:g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3.674cm" svg:x2="16.31cm" svg:y2="13.674cm">
            <text:p/>
          </draw:line>
          <draw:frame draw:style-name="gr26" draw:text-style-name="P15" draw:layer="layout" svg:width="3.085cm" svg:height="0.911cm" svg:x="16.375cm" svg:y="13.725cm">
            <draw:text-box>
              <text:p><text:span text:style-name="T2">Termin</text:span><text:span text:style-name="T2">ator</text:span></text:p>
            </draw:text-box>
          </draw:frame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4.636cm" svg:x2="19.168cm" svg:y2="14.155cm">
            <text:p/>
          </draw:line>
          <draw:line draw:style-name="gr4" draw:text-style-name="P13" draw:layer="layout" svg:x1="19.168cm" svg:y1="14.155cm" svg:x2="18.741cm" svg:y2="13.674cm">
            <text:p/>
          </draw:line>
          <draw:line draw:style-name="gr4" draw:text-style-name="P13" draw:layer="layout" svg:x1="18.741cm" svg:y1="13.674cm" svg:x2="16.31cm" svg:y2="13.674cm">
            <text:p/>
          </draw:line>
          <draw:line draw:style-name="gr4" draw:text-style-name="P13" draw:layer="layout" svg:x1="16.31cm" svg:y1="13.674cm" svg:x2="16.614cm" svg:y2="14.155cm">
            <text:p/>
          </draw:line>
          <draw:line draw:style-name="gr4" draw:text-style-name="P13" draw:layer="layout" svg:x1="16.31cm" svg:y1="14.636cm" svg:x2="16.614cm" svg:y2="14.155cm">
            <text:p/>
          </draw:line>
        </draw:g>
        <draw:custom-shape draw:style-name="gr5" draw:text-style-name="P5" draw:layer="layout" svg:width="0.283cm" svg:height="0.974cm" svg:x="9.838cm" svg:y="13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55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16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3.605cm" svg:y="13.6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73" draw:id="id73" draw:layer="layout" svg:width="2.032cm" svg:height="0.956cm" svg:x="13.463cm" svg:y="17.4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3.463cm" svg:y1="17.94cm" svg:x2="8.637cm" svg:y2="17.968cm" draw:start-shape="id73" draw:start-glue-point="3" draw:end-shape="id74" draw:end-glue-point="3" svg:d="M13463 17940l-4826 28" svg:viewBox="0 0 4827 29">
          <text:p/>
        </draw:connector>
        <draw:connector draw:style-name="gr9" draw:text-style-name="P4" draw:layer="layout" draw:type="line" svg:x1="20.575cm" svg:y1="17.968cm" svg:x2="15.495cm" svg:y2="17.94cm" draw:start-shape="id75" draw:start-glue-point="3" draw:end-shape="id73" draw:end-glue-point="1" svg:d="M20575 17968l-5080-28" svg:viewBox="0 0 5081 29">
          <text:p/>
        </draw:connector>
        <draw:custom-shape draw:style-name="gr36" draw:text-style-name="P11" draw:layer="layout" svg:width="1.016cm" svg:height="1.27cm" svg:x="14.024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2" draw:text-style-name="P2" xml:id="id76" draw:id="id76" draw:layer="layout" svg:width="1.524cm" svg:height="0.508cm" svg:x="3.02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8" draw:id="id78" draw:layer="layout" svg:width="1.524cm" svg:height="0.508cm" svg:x="20.828cm" svg:y="6.99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cm" svg:y1="6.096cm" svg:x2="3.656cm" svg:y2="9.958cm" draw:start-shape="id76" draw:start-glue-point="3" draw:end-shape="id77" draw:end-glue-point="3" svg:d="M3020 6096c-780 0-1098 3862 636 3862" svg:viewBox="0 0 1266 3863">
          <text:p/>
        </draw:connector>
        <draw:connector draw:style-name="gr4" draw:text-style-name="P4" draw:layer="layout" draw:type="curve" svg:x1="22.352cm" svg:y1="7.25cm" svg:x2="20.277cm" svg:y2="9.982cm" draw:start-shape="id78" draw:start-glue-point="1" draw:end-shape="id79" draw:end-glue-point="2" svg:d="M22352 7250c780 0 1817 2732-2075 2732" svg:viewBox="0 0 2813 2733">
          <text:p/>
        </draw:connector>
        <draw:custom-shape draw:style-name="gr38" draw:text-style-name="P9" xml:id="id80" draw:id="id80" draw:layer="layout" svg:width="7.62cm" svg:height="0.956cm" svg:x="7.874cm" svg:y="9.458cm">
          <text:p text:style-name="P29"><text:span text:style-name="T1">pYPKpw: URA3 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77" draw:id="id77" draw:layer="layout" draw:type="line" svg:x1="7.874cm" svg:y1="9.936cm" svg:x2="3.656cm" svg:y2="9.958cm" draw:start-shape="id80" draw:start-glue-point="3" svg:d="M7874 9936l-4218 22" svg:viewBox="0 0 4219 23">
          <text:p/>
        </draw:connector>
        <draw:connector draw:style-name="gr9" draw:text-style-name="P4" xml:id="id79" draw:id="id79" draw:layer="layout" draw:type="line" svg:x1="20.277cm" svg:y1="9.982cm" svg:x2="15.494cm" svg:y2="9.936cm" draw:end-shape="id80" draw:end-glue-point="1" svg:d="M20277 9982l-4783-46" svg:viewBox="0 0 4784 47">
          <text:p/>
        </draw:connector>
        <draw:g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6.848cm" svg:x2="4.924cm" svg:y2="6.848cm">
            <text:p/>
          </draw:line>
          <draw:frame draw:style-name="gr14" draw:text-style-name="P15" draw:layer="layout" svg:width="2.798cm" svg:height="0.911cm" svg:x="4.984cm" svg:y="6.899cm">
            <draw:text-box>
              <text:p><text:span text:style-name="T2">Promot</text:span><text:span text:style-name="T2">er</text:span></text:p>
            </draw:text-box>
          </draw:frame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7.81cm" svg:x2="7.559cm" svg:y2="7.329cm">
            <text:p/>
          </draw:line>
          <draw:line draw:style-name="gr4" draw:text-style-name="P13" draw:layer="layout" svg:x1="7.559cm" svg:y1="7.329cm" svg:x2="7.165cm" svg:y2="6.848cm">
            <text:p/>
          </draw:line>
          <draw:line draw:style-name="gr4" draw:text-style-name="P13" draw:layer="layout" svg:x1="7.165cm" svg:y1="6.848cm" svg:x2="4.924cm" svg:y2="6.848cm">
            <text:p/>
          </draw:line>
          <draw:line draw:style-name="gr4" draw:text-style-name="P13" draw:layer="layout" svg:x1="4.924cm" svg:y1="6.848cm" svg:x2="5.204cm" svg:y2="7.329cm">
            <text:p/>
          </draw:line>
          <draw:line draw:style-name="gr4" draw:text-style-name="P13" draw:layer="layout" svg:x1="4.924cm" svg:y1="7.81cm" svg:x2="5.204cm" svg:y2="7.329cm">
            <text:p/>
          </draw:line>
        </draw:g>
        <draw:custom-shape draw:style-name="gr1" draw:text-style-name="P1" draw:layer="layout" svg:width="0.228cm" svg:height="0.952cm" svg:x="1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3.08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6.848cm" svg:x2="11.095cm" svg:y2="6.848cm">
            <text:p/>
          </draw:line>
          <draw:frame draw:style-name="gr26" draw:text-style-name="P15" draw:layer="layout" svg:width="3.085cm" svg:height="0.911cm" svg:x="11.16cm" svg:y="6.899cm">
            <draw:text-box>
              <text:p><text:span text:style-name="T2">Termin</text:span><text:span text:style-name="T2">ator</text:span></text:p>
            </draw:text-box>
          </draw:frame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7.81cm" svg:x2="13.953cm" svg:y2="7.329cm">
            <text:p/>
          </draw:line>
          <draw:line draw:style-name="gr4" draw:text-style-name="P13" draw:layer="layout" svg:x1="13.953cm" svg:y1="7.329cm" svg:x2="13.526cm" svg:y2="6.848cm">
            <text:p/>
          </draw:line>
          <draw:line draw:style-name="gr4" draw:text-style-name="P13" draw:layer="layout" svg:x1="13.526cm" svg:y1="6.848cm" svg:x2="11.095cm" svg:y2="6.848cm">
            <text:p/>
          </draw:line>
          <draw:line draw:style-name="gr4" draw:text-style-name="P13" draw:layer="layout" svg:x1="11.095cm" svg:y1="6.848cm" svg:x2="11.399cm" svg:y2="7.329cm">
            <text:p/>
          </draw:line>
          <draw:line draw:style-name="gr4" draw:text-style-name="P13" draw:layer="layout" svg:x1="11.095cm" svg:y1="7.81cm" svg:x2="11.399cm" svg:y2="7.329cm">
            <text:p/>
          </draw:line>
        </draw:g>
        <draw:custom-shape draw:style-name="gr5" draw:text-style-name="P5" draw:layer="layout" svg:width="0.283cm" svg:height="0.974cm" svg:x="4.62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1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8.39cm" svg:y="6.854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4.626cm" svg:x2="11.231cm" svg:y2="4.626cm">
            <text:p/>
          </draw:line>
          <draw:frame draw:style-name="gr14" draw:text-style-name="P15" draw:layer="layout" svg:width="2.798cm" svg:height="0.911cm" svg:x="11.291cm" svg:y="4.677cm">
            <draw:text-box>
              <text:p><text:span text:style-name="T2">Promot</text:span><text:span text:style-name="T2">er</text:span></text:p>
            </draw:text-box>
          </draw:frame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5.588cm" svg:x2="13.866cm" svg:y2="5.107cm">
            <text:p/>
          </draw:line>
          <draw:line draw:style-name="gr4" draw:text-style-name="P13" draw:layer="layout" svg:x1="13.866cm" svg:y1="5.107cm" svg:x2="13.472cm" svg:y2="4.626cm">
            <text:p/>
          </draw:line>
          <draw:line draw:style-name="gr4" draw:text-style-name="P13" draw:layer="layout" svg:x1="13.472cm" svg:y1="4.626cm" svg:x2="11.231cm" svg:y2="4.626cm">
            <text:p/>
          </draw:line>
          <draw:line draw:style-name="gr4" draw:text-style-name="P13" draw:layer="layout" svg:x1="11.231cm" svg:y1="4.626cm" svg:x2="11.511cm" svg:y2="5.107cm">
            <text:p/>
          </draw:line>
          <draw:line draw:style-name="gr4" draw:text-style-name="P13" draw:layer="layout" svg:x1="11.231cm" svg:y1="5.588cm" svg:x2="11.511cm" svg:y2="5.107cm">
            <text:p/>
          </draw:line>
        </draw:g>
        <draw:custom-shape draw:style-name="gr1" draw:text-style-name="P1" draw:layer="layout" svg:width="0.228cm" svg:height="0.952cm" svg:x="20.371cm" svg:y="4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20.679cm" svg:y="5.08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4.626cm" svg:x2="17.402cm" svg:y2="4.626cm">
            <text:p/>
          </draw:line>
          <draw:frame draw:style-name="gr26" draw:text-style-name="P15" draw:layer="layout" svg:width="3.085cm" svg:height="0.911cm" svg:x="17.467cm" svg:y="4.677cm">
            <draw:text-box>
              <text:p><text:span text:style-name="T2">Termin</text:span><text:span text:style-name="T2">ator</text:span></text:p>
            </draw:text-box>
          </draw:frame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5.588cm" svg:x2="20.26cm" svg:y2="5.107cm">
            <text:p/>
          </draw:line>
          <draw:line draw:style-name="gr4" draw:text-style-name="P13" draw:layer="layout" svg:x1="20.26cm" svg:y1="5.107cm" svg:x2="19.833cm" svg:y2="4.626cm">
            <text:p/>
          </draw:line>
          <draw:line draw:style-name="gr4" draw:text-style-name="P13" draw:layer="layout" svg:x1="19.833cm" svg:y1="4.626cm" svg:x2="17.402cm" svg:y2="4.626cm">
            <text:p/>
          </draw:line>
          <draw:line draw:style-name="gr4" draw:text-style-name="P13" draw:layer="layout" svg:x1="17.402cm" svg:y1="4.626cm" svg:x2="17.706cm" svg:y2="5.107cm">
            <text:p/>
          </draw:line>
          <draw:line draw:style-name="gr4" draw:text-style-name="P13" draw:layer="layout" svg:x1="17.402cm" svg:y1="5.588cm" svg:x2="17.706cm" svg:y2="5.107cm">
            <text:p/>
          </draw:line>
        </draw:g>
        <draw:custom-shape draw:style-name="gr5" draw:text-style-name="P5" draw:layer="layout" svg:width="0.283cm" svg:height="0.974cm" svg:x="10.93cm" svg:y="4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6.847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8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4.697cm" svg:y="4.632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3.698cm" svg:y1="6.546cm" svg:x2="3.952cm" svg:y2="7.054cm">
          <text:p/>
        </draw:line>
        <draw:line draw:style-name="gr23" draw:text-style-name="P4" draw:layer="layout" svg:x1="3.952cm" svg:y1="6.546cm" svg:x2="3.698cm" svg:y2="7.054cm">
          <text:p/>
        </draw:line>
        <draw:line draw:style-name="gr23" draw:text-style-name="P4" draw:layer="layout" svg:x1="12.398cm" svg:y1="6.046cm" svg:x2="12.652cm" svg:y2="6.554cm">
          <text:p/>
        </draw:line>
        <draw:line draw:style-name="gr23" draw:text-style-name="P4" draw:layer="layout" svg:x1="12.652cm" svg:y1="6.046cm" svg:x2="12.398cm" svg:y2="6.554cm">
          <text:p/>
        </draw:line>
        <draw:line draw:style-name="gr23" draw:text-style-name="P4" draw:layer="layout" svg:x1="21.398cm" svg:y1="6.046cm" svg:x2="21.652cm" svg:y2="6.554cm">
          <text:p/>
        </draw:line>
        <draw:line draw:style-name="gr23" draw:text-style-name="P4" draw:layer="layout" svg:x1="21.652cm" svg:y1="6.046cm" svg:x2="21.398cm" svg:y2="6.554cm">
          <text:p/>
        </draw:line>
        <draw:custom-shape draw:style-name="gr2" draw:text-style-name="P2" xml:id="id81" draw:id="id81" draw:layer="layout" svg:width="1.524cm" svg:height="0.508cm" svg:x="3.021cm" svg:y="1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3" draw:id="id83" draw:layer="layout" svg:width="1.524cm" svg:height="0.508cm" svg:x="20.729cm" svg:y="15.8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1cm" svg:y1="16.06cm" svg:x2="3.657cm" svg:y2="18.462cm" draw:start-shape="id81" draw:start-glue-point="3" draw:end-shape="id82" draw:end-glue-point="3" svg:d="M3021 16060c-780 0-1098 2402 636 2402" svg:viewBox="0 0 1266 2403">
          <text:p/>
        </draw:connector>
        <draw:connector draw:style-name="gr4" draw:text-style-name="P4" draw:layer="layout" draw:type="curve" svg:x1="22.253cm" svg:y1="16.06cm" svg:x2="20.278cm" svg:y2="18.486cm" draw:start-shape="id83" draw:start-glue-point="1" draw:end-shape="id84" draw:end-glue-point="2" svg:d="M22253 16060c780 0 1767 2426-1975 2426" svg:viewBox="0 0 2705 2427">
          <text:p/>
        </draw:connector>
        <draw:custom-shape draw:style-name="gr8" draw:text-style-name="P9" xml:id="id85" draw:id="id85" draw:layer="layout" svg:width="2.032cm" svg:height="0.956cm" svg:x="13.463cm" svg:y="17.9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82" draw:id="id82" draw:layer="layout" draw:type="line" svg:x1="13.463cm" svg:y1="18.44cm" svg:x2="3.657cm" svg:y2="18.462cm" draw:start-shape="id85" draw:start-glue-point="3" svg:d="M13463 18440l-9806 22" svg:viewBox="0 0 9807 23">
          <text:p/>
        </draw:connector>
        <draw:connector draw:style-name="gr9" draw:text-style-name="P4" xml:id="id84" draw:id="id84" draw:layer="layout" draw:type="line" svg:x1="20.278cm" svg:y1="18.486cm" svg:x2="15.495cm" svg:y2="18.44cm" draw:end-shape="id85" draw:end-glue-point="1" svg:d="M20278 18486l-4783-46" svg:viewBox="0 0 4784 47">
          <text:p/>
        </draw:connector>
        <draw:g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5.352cm" svg:x2="4.925cm" svg:y2="15.352cm">
            <text:p/>
          </draw:line>
          <draw:frame draw:style-name="gr14" draw:text-style-name="P15" draw:layer="layout" svg:width="2.798cm" svg:height="0.911cm" svg:x="4.985cm" svg:y="15.403cm">
            <draw:text-box>
              <text:p><text:span text:style-name="T2">Promot</text:span><text:span text:style-name="T2">er</text:span></text:p>
            </draw:text-box>
          </draw:frame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6.314cm" svg:x2="7.56cm" svg:y2="15.833cm">
            <text:p/>
          </draw:line>
          <draw:line draw:style-name="gr4" draw:text-style-name="P13" draw:layer="layout" svg:x1="7.56cm" svg:y1="15.833cm" svg:x2="7.166cm" svg:y2="15.352cm">
            <text:p/>
          </draw:line>
          <draw:line draw:style-name="gr4" draw:text-style-name="P13" draw:layer="layout" svg:x1="7.166cm" svg:y1="15.352cm" svg:x2="4.925cm" svg:y2="15.352cm">
            <text:p/>
          </draw:line>
          <draw:line draw:style-name="gr4" draw:text-style-name="P13" draw:layer="layout" svg:x1="4.925cm" svg:y1="15.352cm" svg:x2="5.205cm" svg:y2="15.833cm">
            <text:p/>
          </draw:line>
          <draw:line draw:style-name="gr4" draw:text-style-name="P13" draw:layer="layout" svg:x1="4.925cm" svg:y1="16.314cm" svg:x2="5.205cm" svg:y2="15.833cm">
            <text:p/>
          </draw:line>
        </draw:g>
        <draw:g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5.352cm" svg:x2="11.096cm" svg:y2="15.352cm">
            <text:p/>
          </draw:line>
          <draw:frame draw:style-name="gr26" draw:text-style-name="P15" draw:layer="layout" svg:width="3.085cm" svg:height="0.911cm" svg:x="11.161cm" svg:y="15.403cm">
            <draw:text-box>
              <text:p><text:span text:style-name="T2">TermPr</text:span><text:span text:style-name="T2">om</text:span></text:p>
            </draw:text-box>
          </draw:frame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6.314cm" svg:x2="13.954cm" svg:y2="15.833cm">
            <text:p/>
          </draw:line>
          <draw:line draw:style-name="gr4" draw:text-style-name="P13" draw:layer="layout" svg:x1="13.954cm" svg:y1="15.833cm" svg:x2="13.527cm" svg:y2="15.352cm">
            <text:p/>
          </draw:line>
          <draw:line draw:style-name="gr4" draw:text-style-name="P13" draw:layer="layout" svg:x1="13.527cm" svg:y1="15.352cm" svg:x2="11.096cm" svg:y2="15.352cm">
            <text:p/>
          </draw:line>
          <draw:line draw:style-name="gr4" draw:text-style-name="P13" draw:layer="layout" svg:x1="11.096cm" svg:y1="15.352cm" svg:x2="11.4cm" svg:y2="15.833cm">
            <text:p/>
          </draw:line>
          <draw:line draw:style-name="gr4" draw:text-style-name="P13" draw:layer="layout" svg:x1="11.096cm" svg:y1="16.314cm" svg:x2="11.4cm" svg:y2="15.833cm">
            <text:p/>
          </draw:line>
        </draw:g>
        <draw:custom-shape draw:style-name="gr5" draw:text-style-name="P5" draw:layer="layout" svg:width="0.283cm" svg:height="0.974cm" svg:x="4.624cm" svg:y="15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1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2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8.391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20.37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5.352cm" svg:x2="17.403cm" svg:y2="15.352cm">
            <text:p/>
          </draw:line>
          <draw:frame draw:style-name="gr26" draw:text-style-name="P15" draw:layer="layout" svg:width="3.085cm" svg:height="0.911cm" svg:x="17.468cm" svg:y="15.403cm">
            <draw:text-box>
              <text:p><text:span text:style-name="T2">Termin</text:span><text:span text:style-name="T2">ator</text:span></text:p>
            </draw:text-box>
          </draw:frame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6.314cm" svg:x2="20.261cm" svg:y2="15.833cm">
            <text:p/>
          </draw:line>
          <draw:line draw:style-name="gr4" draw:text-style-name="P13" draw:layer="layout" svg:x1="20.261cm" svg:y1="15.833cm" svg:x2="19.834cm" svg:y2="15.352cm">
            <text:p/>
          </draw:line>
          <draw:line draw:style-name="gr4" draw:text-style-name="P13" draw:layer="layout" svg:x1="19.834cm" svg:y1="15.352cm" svg:x2="17.403cm" svg:y2="15.352cm">
            <text:p/>
          </draw:line>
          <draw:line draw:style-name="gr4" draw:text-style-name="P13" draw:layer="layout" svg:x1="17.403cm" svg:y1="15.352cm" svg:x2="17.707cm" svg:y2="15.833cm">
            <text:p/>
          </draw:line>
          <draw:line draw:style-name="gr4" draw:text-style-name="P13" draw:layer="layout" svg:x1="17.403cm" svg:y1="16.314cm" svg:x2="17.707cm" svg:y2="15.833cm">
            <text:p/>
          </draw:line>
        </draw:g>
        <draw:custom-shape draw:style-name="gr6" draw:text-style-name="P6" draw:layer="layout" svg:width="0.536cm" svg:height="0.965cm" svg:x="16.848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9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4.698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1.016cm" svg:height="1.27cm" svg:x="14.025cm" svg:y="11.4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39" draw:text-style-name="P30" draw:layer="layout" svg:width="6cm" svg:height="6cm" draw:transform="rotate (0.188321026290188) translate (17.939cm 5.043cm)">
          <text:p/>
          <draw:enhanced-geometry svg:viewBox="0 0 21600 21600" draw:mirror-vertical="true" draw:mirror-horizontal="false" draw:type="block-arc" draw:modifiers="133.286479950661 9793.209605886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0" draw:text-style-name="P11" draw:layer="layout" svg:width="7cm" svg:height="7cm" svg:x="17.948cm" svg:y="3.933cm">
          <text:p/>
          <draw:enhanced-geometry svg:viewBox="0 0 21600 21600" draw:mirror-vertical="true" draw:type="block-arc" draw:modifiers="134.949905342152 9980.905417029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1" draw:text-style-name="P31" draw:layer="layout" svg:width="6cm" svg:height="6cm" draw:transform="rotate (-2.94297418471284) translate (24.98cm 9.816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2" draw:text-style-name="P32" draw:layer="layout" svg:width="7cm" svg:height="7cm" draw:transform="rotate (-3.12640828909744) translate (25cm 10.885cm)">
          <text:p/>
          <draw:enhanced-geometry svg:viewBox="0 0 21600 21600" draw:mirror-vertical="tru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1" draw:text-style-name="P31" draw:layer="layout" svg:width="6cm" svg:height="6cm" draw:transform="rotate (-2.94297418471284) translate (10.186cm 8.618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2" draw:text-style-name="P32" draw:layer="layout" svg:width="7cm" svg:height="7cm" draw:transform="rotate (-3.12640828909744) translate (10.206cm 9.687cm)">
          <text:p/>
          <draw:enhanced-geometry svg:viewBox="0 0 21600 21600" draw:mirror-vertical="true" draw:mirror-horizontal="fals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9" draw:text-style-name="P30" draw:layer="layout" svg:width="6cm" svg:height="6cm" draw:transform="rotate (0.188321026290188) translate (2.945cm 8.145cm)">
          <text:p/>
          <draw:enhanced-geometry svg:viewBox="0 0 21600 21600" draw:mirror-vertical="true" draw:mirror-horizontal="false" draw:type="block-arc" draw:modifiers="133.286479950661 9793.209605886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0" draw:text-style-name="P11" draw:layer="layout" svg:width="7cm" svg:height="7cm" svg:x="2.954cm" svg:y="7.035cm">
          <text:p/>
          <draw:enhanced-geometry svg:viewBox="0 0 21600 21600" draw:mirror-vertical="true" draw:type="block-arc" draw:modifiers="134.949905342152 9980.905417029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8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ffff00" draw:end-color="#ff3333" draw:start-intensity="100%" draw:end-intensity="100%" draw:angle="30deg" draw:border="0%"/>
    <draw:gradient draw:name="Gradient_20_7" draw:display-name="Gradient 7" draw:style="linear" draw:start-color="#3333ff" draw:end-color="#ff3333" draw:start-intensity="100%" draw:end-intensity="100%" draw:angle="90deg" draw:border="0%"/>
    <draw:gradient draw:name="Gradient_20_8" draw:display-name="Gradient 8" draw:style="linear" draw:start-color="#ffff00" draw:end-color="#99ff66" draw:start-intensity="100%" draw:end-intensity="100%" draw:angle="30deg" draw:border="0%"/>
    <draw:gradient draw:name="Gradient_20_9" draw:display-name="Gradient 9" draw:style="linear" draw:start-color="#ff3333" draw:end-color="#99ff66" draw:start-intensity="100%" draw:end-intensity="100%" draw:angle="5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2-02-21T16:29:04.301034871</dc:date>
    <meta:editing-duration>PT13H17S</meta:editing-duration>
    <meta:editing-cycles>41</meta:editing-cycles>
    <meta:generator>LibreOffice/7.3.0.3$Linux_X86_64 LibreOffice_project/30$Build-3</meta:generator>
    <dc:creator>Björn Johansson</dc:creator>
    <meta:document-statistic meta:object-count="583"/>
  </office:meta>
</office:document-meta>
</file>